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F" svg:font-family="F" style:font-family-generic="system" style:font-pitch="variable"/>
    <style:font-face style:name="Segoe UI Emoji" svg:font-family="Segoe UI Emoji" style:font-family-generic="swiss" style:font-pitch="variable" svg:panose-1="2 11 5 2 4 2 4 2 2 3"/>
    <style:font-face style:name="Segoe UI Symbol" svg:font-family="Segoe UI Symbol" style:font-family-generic="swiss" style:font-pitch="variable"/>
    <style:font-face style:name="Aptos Display" svg:font-family="Aptos Display" style:font-family-generic="swiss" style:font-pitch="variable" svg:panose-1="2 11 0 4 2 2 2 2 2 4"/>
  </office:font-face-decls>
  <office:automatic-styles>
    <text:list-style style:name="LFO47">
      <text:list-level-style-number text:level="1" text:style-name="WW_CharLFO47LV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Standard" style:list-style-name="LFO47" style:family="paragraph"/>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ListParagraph" style:list-style-name="WWNum1" style:family="paragraph"/>
    <style:style style:name="P24" style:parent-style-name="ListParagraph" style:list-style-name="WWNum1" style:family="paragraph"/>
    <style:style style:name="P25" style:parent-style-name="ListParagraph" style:list-style-name="WWNum1" style:family="paragraph"/>
    <style:style style:name="P26" style:parent-style-name="ListParagraph" style:list-style-name="WWNum1" style:family="paragraph"/>
    <style:style style:name="P27" style:parent-style-name="ListParagraph" style:list-style-name="WWNum1" style:family="paragraph"/>
    <style:style style:name="P28" style:parent-style-name="ListParagraph" style:list-style-name="WWNum1" style:family="paragraph"/>
    <style:style style:name="P29" style:parent-style-name="ListParagraph" style:list-style-name="WWNum2" style:family="paragraph"/>
    <style:style style:name="P30" style:parent-style-name="ListParagraph" style:list-style-name="WWNum2" style:family="paragraph"/>
    <style:style style:name="P31" style:parent-style-name="ListParagraph" style:list-style-name="WWNum2" style:family="paragraph"/>
    <style:style style:name="P32" style:parent-style-name="ListParagraph" style:list-style-name="WWNum2" style:family="paragraph"/>
    <style:style style:name="P33" style:parent-style-name="ListParagraph" style:list-style-name="WWNum2" style:family="paragraph"/>
    <style:style style:name="P34" style:parent-style-name="ListParagraph" style:list-style-name="WWNum2" style:family="paragraph"/>
    <style:style style:name="P35" style:parent-style-name="ListParagraph" style:list-style-name="WWNum2" style:family="paragraph"/>
    <style:style style:name="P36" style:parent-style-name="ListParagraph" style:list-style-name="WWNum2" style:family="paragraph"/>
    <style:style style:name="P37" style:parent-style-name="ListParagraph" style:list-style-name="WWNum2" style:family="paragraph"/>
    <style:style style:name="P38" style:parent-style-name="Standard" style:family="paragraph">
      <style:text-properties fo:font-weight="bold" style:font-weight-asian="bold" style:font-weight-complex="bold"/>
    </style:style>
    <style:style style:name="P39" style:parent-style-name="Standard" style:list-style-name="LFO47" style:family="paragraph"/>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Standard" style:family="paragraph">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P57" style:parent-style-name="Standard" style:family="paragraph">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P62" style:parent-style-name="Standard" style:family="paragraph">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Standard" style:family="paragraph">
      <style:text-properties fo:font-style="italic" style:font-style-asian="italic" style:font-style-complex="italic"/>
    </style:style>
    <style:style style:name="T66" style:parent-style-name="DefaultParagraphFont" style:family="text">
      <style:text-properties fo:font-weight="bold" style:font-weight-asian="bold" style:font-weight-complex="bold" fo:font-style="italic" style:font-style-asian="italic" style:font-style-complex="italic"/>
    </style:style>
    <style:style style:name="P67" style:parent-style-name="ListParagraph" style:list-style-name="WWNum3" style:family="paragraph"/>
    <style:style style:name="P68" style:parent-style-name="ListParagraph" style:list-style-name="WWNum3" style:family="paragraph"/>
    <style:style style:name="P69" style:parent-style-name="ListParagraph" style:list-style-name="WWNum3" style:family="paragraph"/>
    <style:style style:name="P70" style:parent-style-name="ListParagraph" style:list-style-name="WWNum3" style:family="paragraph"/>
    <style:style style:name="P71" style:parent-style-name="ListParagraph" style:list-style-name="WWNum3" style:family="paragraph"/>
    <style:style style:name="P72" style:parent-style-name="ListParagraph" style:list-style-name="WWNum4" style:family="paragraph"/>
    <style:style style:name="P73" style:parent-style-name="ListParagraph" style:list-style-name="WWNum4" style:family="paragraph"/>
    <style:style style:name="P74" style:parent-style-name="ListParagraph" style:list-style-name="WWNum4" style:family="paragraph"/>
    <style:style style:name="P75" style:parent-style-name="ListParagraph" style:list-style-name="WWNum4" style:family="paragraph"/>
    <style:style style:name="P76" style:parent-style-name="ListParagraph" style:list-style-name="WWNum5" style:family="paragraph"/>
    <style:style style:name="P77" style:parent-style-name="ListParagraph" style:list-style-name="WWNum5" style:family="paragraph"/>
    <style:style style:name="P78" style:parent-style-name="ListParagraph" style:list-style-name="WWNum5" style:family="paragraph"/>
    <style:style style:name="P79" style:parent-style-name="ListParagraph" style:list-style-name="WWNum5" style:family="paragraph"/>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ListParagraph" style:list-style-name="WWNum6" style:family="paragraph"/>
    <style:style style:name="P92" style:parent-style-name="ListParagraph" style:list-style-name="WWNum6" style:family="paragraph"/>
    <style:style style:name="P93" style:parent-style-name="ListParagraph" style:list-style-name="WWNum6" style:family="paragraph"/>
    <style:style style:name="P94" style:parent-style-name="ListParagraph" style:list-style-name="WWNum6" style:family="paragraph"/>
    <style:style style:name="P95" style:parent-style-name="ListParagraph" style:list-style-name="WWNum6" style:family="paragraph"/>
    <style:style style:name="P96" style:parent-style-name="ListParagraph" style:list-style-name="WWNum7" style:family="paragraph"/>
    <style:style style:name="P97" style:parent-style-name="ListParagraph" style:list-style-name="WWNum7" style:family="paragraph"/>
    <style:style style:name="P98" style:parent-style-name="ListParagraph" style:list-style-name="WWNum7" style:family="paragraph"/>
    <style:style style:name="P99" style:parent-style-name="ListParagraph" style:list-style-name="WWNum8" style:family="paragraph"/>
    <style:style style:name="P100" style:parent-style-name="ListParagraph" style:list-style-name="WWNum8" style:family="paragraph"/>
    <style:style style:name="P101" style:parent-style-name="ListParagraph" style:list-style-name="WWNum8" style:family="paragraph"/>
    <style:style style:name="P102" style:parent-style-name="ListParagraph" style:list-style-name="WWNum8" style:family="paragraph"/>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P107" style:parent-style-name="ListParagraph" style:list-style-name="WWNum12" style:family="paragraph"/>
    <style:style style:name="P108" style:parent-style-name="ListParagraph" style:list-style-name="WWNum12" style:family="paragraph"/>
    <style:style style:name="P109" style:parent-style-name="ListParagraph" style:list-style-name="WWNum12" style:family="paragraph"/>
    <style:style style:name="P110" style:parent-style-name="ListParagraph" style:list-style-name="WWNum12" style:family="paragraph"/>
    <style:style style:name="P111" style:parent-style-name="ListParagraph" style:list-style-name="WWNum9" style:family="paragraph"/>
    <style:style style:name="P112" style:parent-style-name="ListParagraph" style:list-style-name="WWNum9" style:family="paragraph"/>
    <style:style style:name="P113" style:parent-style-name="ListParagraph" style:list-style-name="WWNum9" style:family="paragraph"/>
    <style:style style:name="P114" style:parent-style-name="ListParagraph" style:list-style-name="WWNum9" style:family="paragraph"/>
    <style:style style:name="P115" style:parent-style-name="ListParagraph" style:list-style-name="WWNum9" style:family="paragraph"/>
    <style:style style:name="P116" style:parent-style-name="ListParagraph" style:list-style-name="WWNum10" style:family="paragraph"/>
    <style:style style:name="P117" style:parent-style-name="ListParagraph" style:list-style-name="WWNum10" style:family="paragraph"/>
    <style:style style:name="P118" style:parent-style-name="ListParagraph" style:list-style-name="WWNum10" style:family="paragraph"/>
    <style:style style:name="P119" style:parent-style-name="ListParagraph" style:list-style-name="WWNum10" style:family="paragraph"/>
    <style:style style:name="P120" style:parent-style-name="ListParagraph" style:list-style-name="WWNum10" style:family="paragraph"/>
    <style:style style:name="P121" style:parent-style-name="ListParagraph" style:list-style-name="WWNum11" style:family="paragraph"/>
    <style:style style:name="P122" style:parent-style-name="ListParagraph" style:list-style-name="WWNum11" style:family="paragraph"/>
    <style:style style:name="P123" style:parent-style-name="ListParagraph" style:list-style-name="WWNum11" style:family="paragraph"/>
    <style:style style:name="P124" style:parent-style-name="ListParagraph" style:list-style-name="WWNum11" style:family="paragraph"/>
    <style:style style:name="P125" style:parent-style-name="ListParagraph" style:list-style-name="WWNum11" style:family="paragraph"/>
    <style:style style:name="P126" style:parent-style-name="ListParagraph" style:list-style-name="WWNum11" style:family="paragraph"/>
    <style:style style:name="P127" style:parent-style-name="ListParagraph" style:list-style-name="WWNum11" style:family="paragraph"/>
    <style:style style:name="P128" style:parent-style-name="ListParagraph" style:list-style-name="WWNum11" style:family="paragraph"/>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P132" style:parent-style-name="Standard" style:family="paragraph">
      <style:text-properties fo:font-weight="bold" style:font-weight-asian="bold"/>
    </style:style>
    <style:style style:name="T133" style:parent-style-name="DefaultParagraphFont" style:family="text">
      <style:text-properties fo:font-weight="bold" style:font-weight-asian="bold"/>
    </style:style>
    <style:style style:name="T134" style:parent-style-name="DefaultParagraphFont" style:family="text">
      <style:text-properties fo:font-weight="bold" style:font-weight-asian="bold"/>
    </style:style>
    <style:style style:name="T135" style:parent-style-name="DefaultParagraphFont" style:family="text">
      <style:text-properties fo:font-weight="bold" style:font-weight-asian="bold"/>
    </style:style>
    <style:style style:name="P136" style:parent-style-name="Standard" style:family="paragraph">
      <style:text-properties fo:font-weight="bold" style:font-weight-asian="bold" style:text-underline-type="single" style:text-underline-style="solid" style:text-underline-width="auto" style:text-underline-mode="continuous"/>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text-underline-type="single" style:text-underline-style="solid" style:text-underline-width="auto" style:text-underline-mode="continuous"/>
    </style:style>
    <style:style style:name="T139" style:parent-style-name="DefaultParagraphFont" style:family="text">
      <style:text-properties fo:font-weight="bold" style:font-weight-asian="bold" style:text-underline-type="single" style:text-underline-style="solid" style:text-underline-width="auto" style:text-underline-mode="continuous"/>
    </style:style>
    <style:style style:name="P140" style:parent-style-name="Standard" style:family="paragraph">
      <style:text-properties fo:font-weight="bold" style:font-weight-asian="bold" style:text-underline-type="single" style:text-underline-style="solid" style:text-underline-width="auto" style:text-underline-mode="continuous"/>
    </style:style>
    <style:style style:name="T141" style:parent-style-name="DefaultParagraphFont" style:family="text">
      <style:text-properties fo:font-weight="bold" style:font-weight-asian="bold"/>
    </style:style>
    <style:style style:name="P142" style:parent-style-name="Standard" style:family="paragraph">
      <style:text-properties style:text-underline-type="single" style:text-underline-style="solid" style:text-underline-width="auto" style:text-underline-mode="continuous"/>
    </style:style>
    <style:style style:name="P143" style:parent-style-name="Standard"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ListParagraph" style:list-style-name="WWNum4" style:family="paragraph"/>
    <style:style style:name="P150" style:parent-style-name="ListParagraph" style:list-style-name="WWNum4" style:family="paragraph"/>
    <style:style style:name="P151" style:parent-style-name="ListParagraph" style:list-style-name="WWNum3" style:family="paragraph"/>
    <style:style style:name="T152" style:parent-style-name="DefaultParagraphFont" style:family="text">
      <style:text-properties fo:font-weight="bold" style:font-weight-asian="bold" style:font-weight-complex="bold"/>
    </style:style>
    <style:style style:name="P153" style:parent-style-name="ListParagraph" style:list-style-name="WWNum5" style:family="paragraph"/>
    <style:style style:name="P154" style:parent-style-name="ListParagraph" style:list-style-name="WWNum5" style:family="paragraph"/>
    <style:style style:name="P155" style:parent-style-name="ListParagraph" style:list-style-name="WWNum3" style:family="paragraph"/>
    <style:style style:name="T156" style:parent-style-name="DefaultParagraphFont" style:family="text">
      <style:text-properties fo:font-weight="bold" style:font-weight-asian="bold" style:font-weight-complex="bold"/>
    </style:style>
    <style:style style:name="P157" style:parent-style-name="ListParagraph" style:list-style-name="WWNum6" style:family="paragraph"/>
    <style:style style:name="T158" style:parent-style-name="DefaultParagraphFont" style:family="text">
      <style:text-properties fo:font-weight="bold" style:font-weight-asian="bold" style:font-weight-complex="bold"/>
    </style:style>
    <style:style style:name="P159" style:parent-style-name="ListParagraph" style:list-style-name="WWNum6" style:family="paragraph"/>
    <style:style style:name="P160" style:parent-style-name="ListParagraph" style:list-style-name="WWNum6" style:family="paragraph"/>
    <style:style style:name="T161" style:parent-style-name="DefaultParagraphFont" style:family="text">
      <style:text-properties fo:font-weight="bold" style:font-weight-asian="bold" style:font-weight-complex="bold"/>
    </style:style>
    <style:style style:name="P162" style:parent-style-name="ListParagraph" style:list-style-name="WWNum9" style:family="paragraph"/>
    <style:style style:name="T163" style:parent-style-name="DefaultParagraphFont" style:family="text">
      <style:text-properties fo:font-weight="bold" style:font-weight-asian="bold" style:font-weight-complex="bold"/>
    </style:style>
    <style:style style:name="P164" style:parent-style-name="ListParagraph" style:list-style-name="WWNum9" style:family="paragraph"/>
    <style:style style:name="T16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olumn167" style:family="table-column">
      <style:table-column-properties style:column-width="2.1638in" style:use-optimal-column-width="false"/>
    </style:style>
    <style:style style:name="TableColumn168" style:family="table-column">
      <style:table-column-properties style:column-width="2.1645in" style:use-optimal-column-width="false"/>
    </style:style>
    <style:style style:name="TableColumn169" style:family="table-column">
      <style:table-column-properties style:column-width="2.1645in" style:use-optimal-column-width="false"/>
    </style:style>
    <style:style style:name="Table166" style:family="table">
      <style:table-properties style:width="6.493in" fo:margin-left="0.0034in" table:align="lef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T172" style:parent-style-name="DefaultParagraphFont" style:family="text">
      <style:text-properties style:font-name="Aptos" style:font-name-asian="Aptos" style:font-name-complex="F" fo:font-weight="bold" style:font-weight-asian="bold" style:font-weight-complex="bold" fo:language="en" fo:country="CA" style:language-asian="en" style:country-asian="US" style:language-complex="ar" style:country-complex="SA"/>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style:font-name="Aptos" style:font-name-asian="Aptos" style:font-name-complex="F" fo:font-weight="bold" style:font-weight-asian="bold" style:font-weight-complex="bold" fo:language="en" fo:country="CA" style:language-asian="en" style:country-asian="US" style:language-complex="ar" style:country-complex="SA"/>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style:font-name="Aptos" style:font-name-asian="Aptos" style:font-name-complex="F" fo:font-weight="bold" style:font-weight-asian="bold" style:font-weight-complex="bold" fo:language="en" fo:country="CA" style:language-asian="en" style:country-asian="US" style:language-complex="ar" style:country-complex="SA"/>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198" style:family="table-row">
      <style:table-row-properties style:use-optimal-row-height="false"/>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24" style:family="table-cell">
      <style:table-cell-properties fo:border="0.0069in solid #000000" style:writing-mode="lr-tb" fo:padding-top="0in" fo:padding-left="0.075in" fo:padding-bottom="0in" fo:padding-right="0.075in"/>
    </style:style>
    <style:style style:name="P225"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26" style:family="table-row">
      <style:table-row-properties style:use-optimal-row-height="false"/>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33" style:family="table-row">
      <style:table-row-properties style:use-optimal-row-height="false"/>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Row247" style:family="table-row">
      <style:table-row-properties style:use-optimal-row-height="false"/>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text-properties style:font-name="Aptos" style:font-name-asian="Aptos" style:font-name-complex="F" fo:language="en" fo:country="CA" style:language-asian="en" style:country-asian="US" style:language-complex="ar" style:country-complex="SA"/>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style:font-name="Aptos" style:font-name-asian="Aptos" style:font-name-complex="F" fo:language="en" fo:country="CA" style:language-asian="en" style:country-asian="US" style:language-complex="ar" style:country-complex="SA"/>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6" style:parent-style-name="ListParagraph" style:list-style-name="WWNum13" style:family="paragraph"/>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P259" style:parent-style-name="ListParagraph" style:list-style-name="WWNum9" style:family="paragraph"/>
    <style:style style:name="P260" style:parent-style-name="ListParagraph" style:list-style-name="WWNum9" style:family="paragraph"/>
    <style:style style:name="T261" style:parent-style-name="DefaultParagraphFont" style:family="text">
      <style:text-properties fo:font-weight="bold" style:font-weight-asian="bold" style:font-weight-complex="bold"/>
    </style:style>
    <style:style style:name="P262" style:parent-style-name="ListParagraph" style:list-style-name="WWNum15" style:family="paragraph"/>
    <style:style style:name="P263" style:parent-style-name="ListParagraph" style:list-style-name="WWNum15" style:family="paragraph"/>
    <style:style style:name="P264" style:parent-style-name="ListParagraph" style:list-style-name="WWNum15" style:family="paragraph"/>
    <style:style style:name="T265" style:parent-style-name="DefaultParagraphFont" style:family="text">
      <style:text-properties fo:font-weight="bold" style:font-weight-asian="bold" style:font-weight-complex="bold"/>
    </style:style>
    <style:style style:name="P266" style:parent-style-name="ListParagraph" style:list-style-name="WWNum17" style:family="paragraph"/>
    <style:style style:name="P267" style:parent-style-name="ListParagraph" style:list-style-name="WWNum17" style:family="paragraph"/>
    <style:style style:name="P268" style:parent-style-name="ListParagraph" style:list-style-name="WWNum13" style:family="paragraph"/>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P271" style:parent-style-name="ListParagraph" style:list-style-name="WWNum18" style:family="paragraph"/>
    <style:style style:name="P272" style:parent-style-name="ListParagraph" style:list-style-name="WWNum18" style:family="paragraph"/>
    <style:style style:name="P273" style:parent-style-name="ListParagraph" style:list-style-name="WWNum18" style:family="paragraph"/>
    <style:style style:name="P274" style:parent-style-name="Standard" style:family="paragraph">
      <style:paragraph-properties fo:margin-left="0.75in">
        <style:tab-stops/>
      </style:paragraph-properties>
    </style:style>
    <style:style style:name="T275" style:parent-style-name="DefaultParagraphFont" style:family="text">
      <style:text-properties fo:font-weight="bold" style:font-weight-asian="bold" style:font-weight-complex="bold"/>
    </style:style>
    <style:style style:name="P276" style:parent-style-name="ListParagraph" style:list-style-name="WWNum19" style:family="paragraph"/>
    <style:style style:name="P277" style:parent-style-name="ListParagraph" style:list-style-name="WWNum19" style:family="paragraph"/>
    <style:style style:name="P278" style:parent-style-name="ListParagraph" style:list-style-name="WWNum19" style:family="paragraph"/>
    <style:style style:name="T279" style:parent-style-name="DefaultParagraphFont" style:family="text">
      <style:text-properties fo:font-weight="bold" style:font-weight-asian="bold" style:font-weight-complex="bold"/>
    </style:style>
    <style:style style:name="P280" style:parent-style-name="ListParagraph" style:list-style-name="WWNum21" style:family="paragraph"/>
    <style:style style:name="P281" style:parent-style-name="ListParagraph" style:list-style-name="WWNum21" style:family="paragraph"/>
    <style:style style:name="P282" style:parent-style-name="ListParagraph" style:list-style-name="WWNum21" style:family="paragraph"/>
    <style:style style:name="P283" style:parent-style-name="ListParagraph" style:list-style-name="WWNum13" style:family="paragraph"/>
    <style:style style:name="T284" style:parent-style-name="DefaultParagraphFont" style:family="text">
      <style:text-properties fo:font-weight="bold" style:font-weight-asian="bold" style:font-weight-complex="bold"/>
    </style:style>
    <style:style style:name="P285" style:parent-style-name="ListParagraph" style:list-style-name="WWNum22" style:family="paragraph"/>
    <style:style style:name="P286" style:parent-style-name="ListParagraph" style:list-style-name="WWNum22" style:family="paragraph"/>
    <style:style style:name="P287" style:parent-style-name="Standard" style:family="paragraph">
      <style:paragraph-properties fo:margin-left="0.75in">
        <style:tab-stops/>
      </style:paragraph-properties>
    </style:style>
    <style:style style:name="T288" style:parent-style-name="DefaultParagraphFont" style:family="text">
      <style:text-properties fo:font-weight="bold" style:font-weight-asian="bold" style:font-weight-complex="bold"/>
    </style:style>
    <style:style style:name="P289" style:parent-style-name="ListParagraph" style:list-style-name="WWNum23" style:family="paragraph"/>
    <style:style style:name="P290" style:parent-style-name="ListParagraph" style:list-style-name="WWNum23" style:family="paragraph"/>
    <style:style style:name="T291" style:parent-style-name="DefaultParagraphFont" style:family="text">
      <style:text-properties fo:font-weight="bold" style:font-weight-asian="bold" style:font-weight-complex="bold"/>
    </style:style>
    <style:style style:name="P292" style:parent-style-name="ListParagraph" style:list-style-name="WWNum24" style:family="paragraph"/>
    <style:style style:name="P293" style:parent-style-name="ListParagraph" style:list-style-name="WWNum24" style:family="paragraph"/>
    <style:style style:name="P294" style:parent-style-name="ListParagraph" style:list-style-name="WWNum13" style:family="paragraph"/>
    <style:style style:name="T295" style:parent-style-name="DefaultParagraphFont" style:family="text">
      <style:text-properties fo:font-weight="bold" style:font-weight-asian="bold" style:font-weight-complex="bold"/>
    </style:style>
    <style:style style:name="P296" style:parent-style-name="ListParagraph" style:list-style-name="WWNum25" style:family="paragraph"/>
    <style:style style:name="P297" style:parent-style-name="ListParagraph" style:list-style-name="WWNum25" style:family="paragraph"/>
    <style:style style:name="P298" style:parent-style-name="Standard" style:family="paragraph">
      <style:paragraph-properties fo:margin-left="0.75in">
        <style:tab-stops/>
      </style:paragraph-properties>
    </style:style>
    <style:style style:name="T299" style:parent-style-name="DefaultParagraphFont" style:family="text">
      <style:text-properties fo:font-weight="bold" style:font-weight-asian="bold" style:font-weight-complex="bold"/>
    </style:style>
    <style:style style:name="P300" style:parent-style-name="ListParagraph" style:list-style-name="WWNum26" style:family="paragraph"/>
    <style:style style:name="T301" style:parent-style-name="DefaultParagraphFont" style:family="text">
      <style:text-properties fo:font-weight="bold" style:font-weight-asian="bold" style:font-weight-complex="bold"/>
    </style:style>
    <style:style style:name="P302" style:parent-style-name="ListParagraph" style:list-style-name="WWNum26" style:family="paragraph"/>
    <style:style style:name="T303" style:parent-style-name="DefaultParagraphFont" style:family="text">
      <style:text-properties fo:font-weight="bold" style:font-weight-asian="bold" style:font-weight-complex="bold"/>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ableColumn313" style:family="table-column">
      <style:table-column-properties style:column-width="0.5805in" style:use-optimal-column-width="false"/>
    </style:style>
    <style:style style:name="TableColumn314" style:family="table-column">
      <style:table-column-properties style:column-width="2.2923in" style:use-optimal-column-width="false"/>
    </style:style>
    <style:style style:name="Table312" style:family="table">
      <style:table-properties style:width="2.8729in" fo:margin-left="0in" table:align="left"/>
    </style:style>
    <style:style style:name="TableRow315" style:family="table-row">
      <style:table-row-properties style:use-optimal-row-height="false"/>
    </style:style>
    <style:style style:name="TableCell316" style:family="table-cell">
      <style:table-cell-properties fo:border="none" style:writing-mode="lr-tb" style:vertical-align="middle" fo:padding-top="0.0104in" fo:padding-left="0.0104in" fo:padding-bottom="0.0104in" fo:padding-right="0.0104in"/>
    </style:style>
    <style:style style:name="T317" style:parent-style-name="DefaultParagraphFont" style:family="text">
      <style:text-properties fo:font-weight="bold" style:font-weight-asian="bold" style:font-weight-complex="bold"/>
    </style:style>
    <style:style style:name="TableCell318" style:family="table-cell">
      <style:table-cell-properties fo:border="none" style:writing-mode="lr-tb" style:vertical-align="middle" fo:padding-top="0.0104in" fo:padding-left="0.0104in" fo:padding-bottom="0.0104in" fo:padding-right="0.0104in"/>
    </style:style>
    <style:style style:name="T319" style:parent-style-name="DefaultParagraphFont" style:family="text">
      <style:text-properties fo:font-weight="bold" style:font-weight-asian="bold" style:font-weight-complex="bold"/>
    </style:style>
    <style:style style:name="TableRow320" style:family="table-row">
      <style:table-row-properties style:use-optimal-row-height="false"/>
    </style:style>
    <style:style style:name="TableCell321" style:family="table-cell">
      <style:table-cell-properties fo:border="none" style:writing-mode="lr-tb" style:vertical-align="middle" fo:padding-top="0.0104in" fo:padding-left="0.0104in" fo:padding-bottom="0.0104in" fo:padding-right="0.0104in"/>
    </style:style>
    <style:style style:name="TableCell322" style:family="table-cell">
      <style:table-cell-properties fo:border="none" style:writing-mode="lr-tb" style:vertical-align="middle" fo:padding-top="0.0104in" fo:padding-left="0.0104in" fo:padding-bottom="0.0104in" fo:padding-right="0.0104in"/>
    </style:style>
    <style:style style:name="TableRow323" style:family="table-row">
      <style:table-row-properties style:use-optimal-row-height="false"/>
    </style:style>
    <style:style style:name="TableCell324" style:family="table-cell">
      <style:table-cell-properties fo:border="none" style:writing-mode="lr-tb" style:vertical-align="middle" fo:padding-top="0.0104in" fo:padding-left="0.0104in" fo:padding-bottom="0.0104in" fo:padding-right="0.0104in"/>
    </style:style>
    <style:style style:name="TableCell325" style:family="table-cell">
      <style:table-cell-properties fo:border="none" style:writing-mode="lr-tb" style:vertical-align="middle" fo:padding-top="0.0104in" fo:padding-left="0.0104in" fo:padding-bottom="0.0104in" fo:padding-right="0.0104in"/>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04in" fo:padding-left="0.0104in" fo:padding-bottom="0.0104in" fo:padding-right="0.0104in"/>
    </style:style>
    <style:style style:name="TableCell328" style:family="table-cell">
      <style:table-cell-properties fo:border="none" style:writing-mode="lr-tb" style:vertical-align="middle" fo:padding-top="0.0104in" fo:padding-left="0.0104in" fo:padding-bottom="0.0104in" fo:padding-right="0.0104in"/>
    </style:style>
    <style:style style:name="TableRow329" style:family="table-row">
      <style:table-row-properties style:use-optimal-row-height="false"/>
    </style:style>
    <style:style style:name="TableCell330" style:family="table-cell">
      <style:table-cell-properties fo:border="none" style:writing-mode="lr-tb" style:vertical-align="middle" fo:padding-top="0.0104in" fo:padding-left="0.0104in" fo:padding-bottom="0.0104in" fo:padding-right="0.0104in"/>
    </style:style>
    <style:style style:name="TableCell331" style:family="table-cell">
      <style:table-cell-properties fo:border="none" style:writing-mode="lr-tb" style:vertical-align="middle" fo:padding-top="0.0104in" fo:padding-left="0.0104in" fo:padding-bottom="0.0104in" fo:padding-right="0.0104in"/>
    </style:style>
    <style:style style:name="TableRow332" style:family="table-row">
      <style:table-row-properties style:use-optimal-row-height="false"/>
    </style:style>
    <style:style style:name="TableCell333" style:family="table-cell">
      <style:table-cell-properties fo:border="none" style:writing-mode="lr-tb" style:vertical-align="middle" fo:padding-top="0.0104in" fo:padding-left="0.0104in" fo:padding-bottom="0.0104in" fo:padding-right="0.0104in"/>
    </style:style>
    <style:style style:name="TableCell334" style:family="table-cell">
      <style:table-cell-properties fo:border="none" style:writing-mode="lr-tb" style:vertical-align="middle" fo:padding-top="0.0104in" fo:padding-left="0.0104in" fo:padding-bottom="0.0104in" fo:padding-right="0.0104in"/>
    </style:style>
    <style:style style:name="TableRow335" style:family="table-row">
      <style:table-row-properties style:use-optimal-row-height="false"/>
    </style:style>
    <style:style style:name="TableCell336" style:family="table-cell">
      <style:table-cell-properties fo:border="none" style:writing-mode="lr-tb" style:vertical-align="middle" fo:padding-top="0.0104in" fo:padding-left="0.0104in" fo:padding-bottom="0.0104in" fo:padding-right="0.0104in"/>
    </style:style>
    <style:style style:name="TableCell337" style:family="table-cell">
      <style:table-cell-properties fo:border="none" style:writing-mode="lr-tb" style:vertical-align="middle" fo:padding-top="0.0104in" fo:padding-left="0.0104in" fo:padding-bottom="0.0104in" fo:padding-right="0.0104in"/>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04in" fo:padding-left="0.0104in" fo:padding-bottom="0.0104in" fo:padding-right="0.0104in"/>
    </style:style>
    <style:style style:name="TableCell340" style:family="table-cell">
      <style:table-cell-properties fo:border="none" style:writing-mode="lr-tb" style:vertical-align="middle" fo:padding-top="0.0104in" fo:padding-left="0.0104in" fo:padding-bottom="0.0104in" fo:padding-right="0.0104in"/>
    </style:style>
    <style:style style:name="TableRow341" style:family="table-row">
      <style:table-row-properties style:use-optimal-row-height="false"/>
    </style:style>
    <style:style style:name="TableCell342" style:family="table-cell">
      <style:table-cell-properties fo:border="none" style:writing-mode="lr-tb" style:vertical-align="middle" fo:padding-top="0.0104in" fo:padding-left="0.0104in" fo:padding-bottom="0.0104in" fo:padding-right="0.0104in"/>
    </style:style>
    <style:style style:name="TableCell343" style:family="table-cell">
      <style:table-cell-properties fo:border="none" style:writing-mode="lr-tb" style:vertical-align="middle" fo:padding-top="0.0104in" fo:padding-left="0.0104in" fo:padding-bottom="0.0104in" fo:padding-right="0.0104in"/>
    </style:style>
    <style:style style:name="TableRow344" style:family="table-row">
      <style:table-row-properties style:use-optimal-row-height="false"/>
    </style:style>
    <style:style style:name="TableCell345" style:family="table-cell">
      <style:table-cell-properties fo:border="none" style:writing-mode="lr-tb" style:vertical-align="middle" fo:padding-top="0.0104in" fo:padding-left="0.0104in" fo:padding-bottom="0.0104in" fo:padding-right="0.0104in"/>
    </style:style>
    <style:style style:name="TableCell346" style:family="table-cell">
      <style:table-cell-properties fo:border="none" style:writing-mode="lr-tb" style:vertical-align="middle" fo:padding-top="0.0104in" fo:padding-left="0.0104in" fo:padding-bottom="0.0104in" fo:padding-right="0.0104in"/>
    </style:style>
    <style:style style:name="T347" style:parent-style-name="DefaultParagraphFont" style:family="text">
      <style:text-properties fo:font-weight="bold" style:font-weight-asian="bold" style:font-weight-complex="bold"/>
    </style:style>
    <style:style style:name="P348" style:parent-style-name="Standard" style:list-style-name="WWNum3" style:family="paragraph"/>
    <style:style style:name="T349" style:parent-style-name="DefaultParagraphFont" style:family="text">
      <style:text-properties fo:font-weight="bold" style:font-weight-asian="bold" style:font-weight-complex="bold"/>
    </style:style>
    <style:style style:name="P350" style:parent-style-name="Standard" style:list-style-name="WWNum3" style:family="paragraph"/>
    <style:style style:name="P351" style:parent-style-name="Standard" style:list-style-name="WWNum3" style:family="paragraph"/>
    <style:style style:name="T352" style:parent-style-name="DefaultParagraphFont" style:family="text">
      <style:text-properties fo:font-weight="bold" style:font-weight-asian="bold" style:font-weight-complex="bold"/>
    </style:style>
    <style:style style:name="P353" style:parent-style-name="Standard" style:list-style-name="WWNum3" style:family="paragraph"/>
    <style:style style:name="T354" style:parent-style-name="DefaultParagraphFont" style:family="text">
      <style:text-properties fo:font-weight="bold" style:font-weight-asian="bold" style:font-weight-complex="bold"/>
    </style:style>
    <style:style style:name="P355" style:parent-style-name="Standard" style:list-style-name="WWNum3" style:family="paragraph"/>
    <style:style style:name="T356" style:parent-style-name="DefaultParagraphFont" style:family="text">
      <style:text-properties fo:font-weight="bold" style:font-weight-asian="bold" style:font-weight-complex="bold"/>
    </style:style>
    <style:style style:name="P357" style:parent-style-name="Standard" style:family="paragraph">
      <style:paragraph-properties fo:margin-left="0.5in">
        <style:tab-stops/>
      </style:paragraph-properties>
    </style:style>
    <style:style style:name="T358" style:parent-style-name="DefaultParagraphFont" style:family="text">
      <style:text-properties fo:font-weight="bold" style:font-weight-asian="bold" style:font-weight-complex="bold"/>
    </style:style>
    <style:style style:name="P359" style:parent-style-name="Standard" style:list-style-name="WWNum4" style:family="paragraph"/>
    <style:style style:name="T360" style:parent-style-name="DefaultParagraphFont" style:family="text">
      <style:text-properties fo:font-weight="bold" style:font-weight-asian="bold" style:font-weight-complex="bold"/>
    </style:style>
    <style:style style:name="P361" style:parent-style-name="Standard" style:list-style-name="WWNum4" style:family="paragraph"/>
    <style:style style:name="T362" style:parent-style-name="DefaultParagraphFont" style:family="text">
      <style:text-properties fo:font-weight="bold" style:font-weight-asian="bold" style:font-weight-complex="bold"/>
    </style:style>
    <style:style style:name="P363" style:parent-style-name="Standard" style:list-style-name="WWNum4" style:family="paragraph"/>
    <style:style style:name="T364" style:parent-style-name="DefaultParagraphFont" style:family="text">
      <style:text-properties fo:font-weight="bold" style:font-weight-asian="bold" style:font-weight-complex="bold"/>
    </style:style>
    <style:style style:name="P365" style:parent-style-name="Standard" style:list-style-name="WWNum4" style:family="paragraph"/>
    <style:style style:name="T366" style:parent-style-name="DefaultParagraphFont" style:family="text">
      <style:text-properties fo:font-weight="bold" style:font-weight-asian="bold" style:font-weight-complex="bold"/>
    </style:style>
    <style:style style:name="P367" style:parent-style-name="Standard" style:list-style-name="WWNum4" style:family="paragraph"/>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style:font-name="Segoe UI Emoji" style:font-name-complex="Segoe UI Emoji"/>
    </style:style>
    <style:style style:name="T371" style:parent-style-name="DefaultParagraphFont" style:family="text">
      <style:text-properties style:font-name="Segoe UI Emoji" style:font-name-complex="Segoe UI Emoji"/>
    </style:style>
    <style:style style:name="T372" style:parent-style-name="DefaultParagraphFont" style:family="text">
      <style:text-properties style:font-name="Segoe UI Emoji" style:font-name-complex="Segoe UI Emoji"/>
    </style:style>
    <style:style style:name="T373" style:parent-style-name="DefaultParagraphFont" style:family="text">
      <style:text-properties fo:font-weight="bold" style:font-weight-asian="bold" style:font-weight-complex="bold"/>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P381" style:parent-style-name="Standard" style:list-style-name="WWNum5" style:family="paragraph"/>
    <style:style style:name="P382" style:parent-style-name="Standard" style:list-style-name="WWNum5" style:family="paragraph"/>
    <style:style style:name="P383" style:parent-style-name="Standard" style:list-style-name="WWNum5" style:family="paragraph"/>
    <style:style style:name="P384" style:parent-style-name="Standard" style:list-style-name="WWNum5" style:family="paragraph"/>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Standard" style:list-style-name="WWNum6" style:family="paragraph"/>
    <style:style style:name="P389" style:parent-style-name="Standard" style:list-style-name="WWNum6" style:family="paragraph"/>
    <style:style style:name="P390" style:parent-style-name="Standard" style:list-style-name="WWNum6" style:family="paragraph"/>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style:font-name="Segoe UI Symbol" style:font-name-complex="Segoe UI Symbol"/>
    </style:style>
    <style:style style:name="T393" style:parent-style-name="DefaultParagraphFont" style:family="text">
      <style:text-properties style:font-name="Segoe UI Symbol" style:font-name-complex="Segoe UI Symbol"/>
    </style:style>
    <style:style style:name="T394" style:parent-style-name="DefaultParagraphFont" style:family="text">
      <style:text-properties style:font-name="Segoe UI Symbol" style:font-name-complex="Segoe UI Symbol"/>
    </style:style>
    <style:style style:name="T395" style:parent-style-name="DefaultParagraphFont" style:family="text">
      <style:text-properties style:font-name="Segoe UI Symbol" style:font-name-complex="Segoe UI Symbol"/>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style:font-name="Segoe UI Emoji" style:font-name-complex="Segoe UI Emoji"/>
    </style:style>
    <style:style style:name="T398" style:parent-style-name="DefaultParagraphFont" style:family="text">
      <style:text-properties style:font-name="Segoe UI Emoji" style:font-name-complex="Segoe UI Emoji"/>
    </style:style>
    <style:style style:name="T399" style:parent-style-name="DefaultParagraphFont" style:family="text">
      <style:text-properties fo:font-weight="bold" style:font-weight-asian="bold" style:font-weight-complex="bold"/>
    </style:style>
    <style:style style:name="P400" style:parent-style-name="Standard" style:family="paragraph">
      <style:paragraph-properties fo:margin-left="1.25in">
        <style:tab-stops/>
      </style:paragraph-properties>
      <style:text-properties fo:font-weight="bold" style:font-weight-asian="bold" style:font-weight-complex="bold"/>
    </style:style>
  </office:automatic-styles>
  <office:body>
    <office:text text:use-soft-page-breaks="true">
      <text:p text:style-name="P1">DATA STRUCTURE AND ALGORITHM ASSIGNMENT</text:p>
      <text:p text:style-name="P2"/>
      <text:p text:style-name="Standard">REG No. BSCCS/2025/38710</text:p>
      <text:p text:style-name="Standard">NAME:<text:s/>Michael Echwa Ebenyo</text:p>
      <text:p text:style-name="Standard"/>
      <text:p text:style-name="Standard">Using a programming language of your choice, in groups, write<text:s/>code to represent each of the data structures classification and types.</text:p>
      <text:p text:style-name="Standard">Research where the data are<text:s/>applied and give reasons why.</text:p>
      <text:p text:style-name="Standard">Give examples of applications that are using the data structure types and algorithm.<text:s/>Give reasons why.</text:p>
      <text:p text:style-name="Standard">Research how data structures and algorithms work within systems.</text:p>
      <text:p text:style-name="Standard"/>
      <text:p text:style-name="Standard">1.<text:span text:style-name="T3">Linear Data Structures</text:span></text:p>
      <text:p text:style-name="Standard">Linear structures organize data elements in a sequence, where each item has a logical predecessor and a successor except for the very first and last items.</text:p>
      <text:p text:style-name="Standard">Because the data is arranged linearly, it is easy for a computer to traverse the items one by one.</text:p>
      <text:p text:style-name="Standard"/>
      <text:list text:style-name="LFO47" text:continue-numbering="true">
        <text:list-item>
          <text:p text:style-name="P4"><text:span text:style-name="T5">Stacks</text:span></text:p>
        </text:list-item>
      </text:list>
      <text:p text:style-name="Standard">A stack is a linear data structure- that follows the<text:s/><text:span text:style-name="T6">Last-In, First-Out (LIFO)</text:span><text:s/>principle.</text:p>
      <text:p text:style-name="Standard">This means the last element added to the stack is the first one to be removed.</text:p>
      <text:p text:style-name="Standard"/>
      <text:p text:style-name="Standard"><text:span text:style-name="T7">key Operations</text:span></text:p>
      <text:p text:style-name="Standard"><text:span text:style-name="T8">Push</text:span>:<text:s/>Adding an item to the top of the stack<text:s/><text:span text:style-name="T9">+</text:span></text:p>
      <text:p text:style-name="Standard"><text:span text:style-name="T10">Pop:</text:span><text:s/>Removing the item from the top of the stack -</text:p>
      <text:p text:style-name="Standard"><text:span text:style-name="T11">Peek</text:span><text:span text:style-name="T12"><text:s/></text:span><text:span text:style-name="T13">(or Top):<text:s/></text:span>Looking at the top item without removing it</text:p>
      <text:p text:style-name="Standard"><text:span text:style-name="T14">Is Empty:<text:s/></text:span>Checking if the stack item has any items.</text:p>
      <text:p text:style-name="Standard"/>
      <text:p text:style-name="Standard"><text:span text:style-name="T15">Implementation in Python</text:span></text:p>
      <text:p text:style-name="Standard">In python, the simplest wat to implement a stack is by using the built-in<text:s/><text:span text:style-name="T16">list</text:span>.</text:p>
      <text:p text:style-name="Standard">We use .append() to push and .pop() to remove the last item.</text:p>
      <text:p text:style-name="Standard"/>
      <text:p text:style-name="Standard"># Initializing an empty stack</text:p>
      <text:p text:style-name="Standard">stack = []</text:p>
      <text:p text:style-name="Standard"/>
      <text:p text:style-name="Standard"># Pushing elements</text:p>
      <text:p text:style-name="Standard">stack.append("A")</text:p>
      <text:p text:style-name="Standard">stack.append("B")</text:p>
      <text:p text:style-name="Standard">stack.append("C")</text:p>
      <text:p text:style-name="Standard"/>
      <text:p text:style-name="Standard"># Popping an element (removes "C")</text:p>
      <text:p text:style-name="Standard">top_element = stack.pop()</text:p>
      <text:p text:style-name="Standard"/>
      <text:p text:style-name="Standard">In real world scenarios, the Stacks are used in:</text:p>
      <text:p text:style-name="Standard"><text:s text:c="2"/><text:span text:style-name="T17">1.Browser History;<text:s/></text:span>when you navigate websites, each new page is pushed onto a stack.</text:p>
      <text:p text:style-name="Standard"><text:s text:c="5"/>When you hit a back button, the browser “pops” the current page to reveal the previous ones.</text:p>
      <text:p text:style-name="Standard"><text:s/><text:span text:style-name="T18"><text:s/>2.Undo.Redo Mechanisms</text:span>; In software like Word or Photoshop, every edit you make is pushed onto and<text:s/>“undo stack”</text:p>
      <text:p text:style-name="Standard"><text:s/><text:span text:style-name="T19"><text:s/>3.Function Calls</text:span><text:span text:style-name="T20"><text:s/></text:span><text:span text:style-name="T21">(The Call Stack);</text:span><text:span text:style-name="T22"><text:s/></text:span>This is how programming languages work. When one function calls another, the computer pushes the current location onto<text:s/>a stack so it knows exactly where to return when one function finishes.</text:p>
      <text:soft-page-break/>
      <text:p text:style-name="Standard">Why Stacks Are Used</text:p>
      <text:list text:style-name="WWNum1">
        <text:list-item text:start-value="0">
          <text:p text:style-name="P23">Follow Last-In First-Out (LIFO) order which is useful for reversing operations</text:p>
        </text:list-item>
        <text:list-item>
          <text:p text:style-name="P24">Very fast operations (Push/Pop = O(1))</text:p>
        </text:list-item>
        <text:list-item>
          <text:p text:style-name="P25">No shifting of elements required</text:p>
        </text:list-item>
        <text:list-item>
          <text:p text:style-name="P26">Simple memory management (only one end is accessed)</text:p>
        </text:list-item>
        <text:list-item>
          <text:p text:style-name="P27">Suitable for temporary or short-term data storage</text:p>
        </text:list-item>
        <text:list-item>
          <text:p text:style-name="P28">Ideal when the most recent task must be handled first</text:p>
        </text:list-item>
      </text:list>
      <text:p text:style-name="Standard">How Stacks Work Within Systems</text:p>
      <text:list text:style-name="WWNum2">
        <text:list-item text:start-value="0">
          <text:p text:style-name="P29">expression evaluation Implemented using arrays or linked lists</text:p>
        </text:list-item>
        <text:list-item>
          <text:p text:style-name="P30">Controlled by a pointer called TOP</text:p>
        </text:list-item>
        <text:list-item>
          <text:p text:style-name="P31">Push → System increments pointer and stores value</text:p>
        </text:list-item>
        <text:list-item>
          <text:p text:style-name="P32">Pop → System decrements pointer and removes value</text:p>
        </text:list-item>
        <text:list-item>
          <text:p text:style-name="P33">Used internally by the system as the call stack</text:p>
        </text:list-item>
        <text:list-item>
          <text:p text:style-name="P34">Memory is allocated sequentially for faster access</text:p>
        </text:list-item>
        <text:list-item>
          <text:p text:style-name="P35">CPU always reads/writes only the top location</text:p>
        </text:list-item>
        <text:list-item>
          <text:p text:style-name="P36">Reduces memory fragmentation</text:p>
        </text:list-item>
        <text:list-item>
          <text:p text:style-name="P37">Supports automatic memory cleanup when items are removed</text:p>
        </text:list-item>
      </text:list>
      <text:p text:style-name="P38"/>
      <text:list text:style-name="LFO47" text:continue-numbering="true">
        <text:list-item>
          <text:p text:style-name="P39"><text:span text:style-name="T40"><text:s/></text:span><text:span text:style-name="T41">Queue</text:span></text:p>
        </text:list-item>
      </text:list>
      <text:p text:style-name="Standard">Queue follows the<text:s/><text:span text:style-name="T42">First-In, First-Out</text:span><text:span text:style-name="T43"><text:s/></text:span><text:span text:style-name="T44">(FIFO)</text:span></text:p>
      <text:p text:style-name="Standard">The first element will be the first element out.</text:p>
      <text:p text:style-name="P45"/>
      <text:p text:style-name="Standard"><text:span text:style-name="T46">Key Operations</text:span></text:p>
      <text:p text:style-name="Standard"><text:span text:style-name="T47">Enqueue:</text:span><text:s/>Adding an element to the back(tail) of the queue +</text:p>
      <text:p text:style-name="Standard"><text:span text:style-name="T48">Dequeue:<text:s/></text:span>Removing an element from the front (head) of the queue -</text:p>
      <text:p text:style-name="Standard"><text:span text:style-name="T49">Peek:</text:span><text:s/>Looking at the front element without removing it</text:p>
      <text:p text:style-name="Standard"><text:span text:style-name="T50">Is Empty:<text:s/></text:span>Checking if the queue is empty</text:p>
      <text:p text:style-name="Standard"/>
      <text:p text:style-name="Standard"><text:span text:style-name="T51">Implementation in Python</text:span></text:p>
      <text:p text:style-name="Standard">The<text:s/><text:span text:style-name="T52">.pop(0)<text:s/></text:span>method can be used to remove the first item but is slow for large datasets because every ither items has to shift one position to the left.</text:p>
      <text:p text:style-name="Standard"><text:span text:style-name="T53">Collections.deque, which is used because it is lightning-fast for adding or removing items from either end.from collections import deque</text:span></text:p>
      <text:p text:style-name="P54"/>
      <text:p text:style-name="Standard"><text:span text:style-name="T55"># Initializing the queue</text:span></text:p>
      <text:p text:style-name="Standard"><text:span text:style-name="T56">queue = deque()</text:span></text:p>
      <text:p text:style-name="P57"/>
      <text:p text:style-name="Standard"><text:span text:style-name="T58"># Enqueue: Adding to the back</text:span></text:p>
      <text:p text:style-name="Standard"><text:span text:style-name="T59">queue.append("Alice")</text:span></text:p>
      <text:p text:style-name="Standard"><text:span text:style-name="T60">queue.append("Bob")</text:span></text:p>
      <text:p text:style-name="Standard"><text:span text:style-name="T61">queue.append("Charlie")</text:span></text:p>
      <text:p text:style-name="P62"/>
      <text:p text:style-name="Standard"><text:span text:style-name="T63"># Dequeue: Removing from the front</text:span></text:p>
      <text:p text:style-name="Standard"><text:span text:style-name="T64">first_served = queue.popleft() # Removes "Alice"</text:span></text:p>
      <text:p text:style-name="P65"/>
      <text:p text:style-name="Standard"><text:span text:style-name="T66">IN real world,</text:span></text:p>
      <text:soft-page-break/>
      <text:p text:style-name="Standard">1.Operationg System Scheduling: Your computer’s CPU can only do so many things at once. It uses a queue to manage tasks<text:s/>(playing music while you work) handling them in order as they arrived</text:p>
      <text:p text:style-name="Standard">2.Message Buffering: In video streaming<text:s/>(like YouTube),<text:s/>data is downloaded into a “buffer”(a queue). The player takes data from the front of the queue to show you the video, while new data is added to the back.</text:p>
      <text:p text:style-name="Standard">3.Print Jobs: If five people send documents to one printer, the printer uses a queue to ensure the first person who clicked “Print” gets their pages first.</text:p>
      <text:p text:style-name="Standard"/>
      <text:p text:style-name="Standard">Why Queues Are Used</text:p>
      <text:list text:style-name="WWNum3">
        <text:list-item text:start-value="0">
          <text:p text:style-name="P67">Ensure tasks are processed in arrival order</text:p>
        </text:list-item>
        <text:list-item>
          <text:p text:style-name="P68">Provide fairness among requests</text:p>
        </text:list-item>
        <text:list-item>
          <text:p text:style-name="P69">Efficient for scheduling and buffering</text:p>
        </text:list-item>
        <text:list-item>
          <text:p text:style-name="P70">Fast insertion and deletion (O(1))</text:p>
        </text:list-item>
        <text:list-item>
          <text:p text:style-name="P71">Prevents task conflicts and starvation</text:p>
        </text:list-item>
      </text:list>
      <text:p text:style-name="Standard">How Queues Work Within the System</text:p>
      <text:list text:style-name="WWNum4">
        <text:list-item text:start-value="0">
          <text:p text:style-name="P72">Maintained using two pointers (Front and Rear)</text:p>
        </text:list-item>
        <text:list-item>
          <text:p text:style-name="P73">Rear pointer inserts elements</text:p>
        </text:list-item>
        <text:list-item>
          <text:p text:style-name="P74">Front pointer removes elements</text:p>
        </text:list-item>
        <text:list-item>
          <text:p text:style-name="P75">Implemented using:</text:p>
        </text:list-item>
      </text:list>
      <text:p text:style-name="Standard"><text:s text:c="14"/>circular arrays</text:p>
      <text:p text:style-name="Standard"><text:s text:c="15"/>deque</text:p>
      <text:p text:style-name="Standard"><text:s text:c="13"/>linked lists</text:p>
      <text:list text:style-name="WWNum5">
        <text:list-item text:start-value="0">
          <text:p text:style-name="P76">Circular design reuses empty memory spaces</text:p>
        </text:list-item>
        <text:list-item>
          <text:p text:style-name="P77">Avoids shifting elements during removal</text:p>
        </text:list-item>
        <text:list-item>
          <text:p text:style-name="P78">Ensures constant time operations</text:p>
        </text:list-item>
        <text:list-item>
          <text:p text:style-name="P79">Enables continuous data flow without blocking the CPU</text:p>
        </text:list-item>
      </text:list>
      <text:p text:style-name="Standard"><text:span text:style-name="T80">C)Array</text:span></text:p>
      <text:p text:style-name="Standard">Python lists are actually<text:s/><text:span text:style-name="T81">Dynamic Arrays.</text:span></text:p>
      <text:p text:style-name="Standard">A basic array is a collection of items stores in<text:s/><text:span text:style-name="T82">contiguous memory locations.</text:span></text:p>
      <text:p text:style-name="Standard">This means all the items are sitting right next to each other in your computer’s RAM.</text:p>
      <text:p text:style-name="Standard">Because the computer knows exactly where the first item is and how big each item is, it can jump to any index eg. (my_list[500])</text:p>
      <text:p text:style-name="Standard"/>
      <text:p text:style-name="Standard">Python’s dynamic arrays handle this;</text:p>
      <text:p text:style-name="Standard"><text:span text:style-name="T83">1.Allocation;</text:span><text:span text:style-name="T84"><text:s/></text:span>Python sets aside a bit more space than you currently need.</text:p>
      <text:p text:style-name="Standard"><text:span text:style-name="T85">2.Appending;</text:span><text:span text:style-name="T86"><text:s/></text:span>When you use<text:s/><text:span text:style-name="T87">.append(),Python puts the item in that extra space.</text:span></text:p>
      <text:p text:style-name="Standard"><text:span text:style-name="T88">Resizing;</text:span><text:span text:style-name="T89"><text:s/></text:span>If the extra space runs out, Python automatically allocates a new,; large chunk of memory, copies everything over, and deletes the old one.</text:p>
      <text:p text:style-name="Standard"/>
      <text:p text:style-name="Standard"/>
      <text:p text:style-name="Standard"><text:span text:style-name="T90">Python Code Examples</text:span></text:p>
      <text:p text:style-name="Standard"># Creating a dynamic array (List)</text:p>
      <text:p text:style-name="Standard">fruits = ["Apple", "Banana", "Cherry"]</text:p>
      <text:p text:style-name="Standard"/>
      <text:p text:style-name="Standard"># Accessing by index (O(1) - Instant)</text:p>
      <text:p text:style-name="Standard">print(fruits[1]) # Banana</text:p>
      <text:p text:style-name="Standard"/>
      <text:p text:style-name="Standard"># Adding to the end (Amortized O(1) - Usually instant)</text:p>
      <text:p text:style-name="Standard">fruits.append("Date")</text:p>
      <text:p text:style-name="Standard"/>
      <text:p text:style-name="Standard"># Inserting/Deleting at the start (O(n) - Slow!)</text:p>
      <text:p text:style-name="Standard"># Because every other item has to shift over one spot.</text:p>
      <text:p text:style-name="Standard">fruits.insert(0, "Elderberry")</text:p>
      <text:p text:style-name="Standard">Why Arrays Are Used</text:p>
      <text:list text:style-name="WWNum6">
        <text:list-item text:start-value="0">
          <text:p text:style-name="P91">Very fast access using indexes</text:p>
        </text:list-item>
        <text:list-item>
          <text:p text:style-name="P92">Simple structure and easy implementation</text:p>
        </text:list-item>
        <text:list-item>
          <text:p text:style-name="P93">Low memory overhead</text:p>
        </text:list-item>
        <text:list-item>
          <text:p text:style-name="P94">Good for fixed-size or stable datasets</text:p>
        </text:list-item>
        <text:list-item>
          <text:p text:style-name="P95">Efficient for read-heavy operations</text:p>
        </text:list-item>
      </text:list>
      <text:p text:style-name="Standard">How Arrays Work Within the System</text:p>
      <text:list text:style-name="WWNum7">
        <text:list-item text:start-value="0">
          <text:p text:style-name="P96">Stored in contiguous memory blocks</text:p>
        </text:list-item>
        <text:list-item>
          <text:p text:style-name="P97">Each element has equal size</text:p>
        </text:list-item>
        <text:list-item>
          <text:p text:style-name="P98">Address calculated using:</text:p>
        </text:list-item>
      </text:list>
      <text:p text:style-name="Standard"><text:s text:c="16"/>base address + (index × element size)</text:p>
      <text:list text:style-name="WWNum8">
        <text:list-item text:start-value="0">
          <text:p text:style-name="P99">Allows direct access without traversal</text:p>
        </text:list-item>
        <text:list-item>
          <text:p text:style-name="P100">CPU cache improves performance due to locality</text:p>
        </text:list-item>
        <text:list-item>
          <text:p text:style-name="P101">Insert/delete requires shifting nearby elements</text:p>
        </text:list-item>
        <text:list-item>
          <text:p text:style-name="P102">Dynamic arrays resize by allocating new memory and copying data</text:p>
        </text:list-item>
      </text:list>
      <text:p text:style-name="Standard"><text:span text:style-name="T103">D)Linked Lists</text:span></text:p>
      <text:p text:style-name="Standard">Unlike an array which stores data in one continuous block of memory, a linked list stores data in scattered “Nodes.”</text:p>
      <text:p text:style-name="Standard">Each node has two things;</text:p>
      <text:p text:style-name="Standard"><text:s/>1.<text:span text:style-name="T104">The Data</text:span></text:p>
      <text:p text:style-name="Standard"><text:span text:style-name="T105"><text:s/>2.A Pointer that stores the address of the next node</text:span></text:p>
      <text:p text:style-name="Standard"><text:span text:style-name="T106">The first node is called the head and the last node points to null to indicate the end of the list.</text:span></text:p>
      <text:p text:style-name="Standard">Key Operations</text:p>
      <text:list text:style-name="WWNum12">
        <text:list-item text:start-value="0">
          <text:p text:style-name="P107">Insert → adding a new node</text:p>
        </text:list-item>
        <text:list-item>
          <text:p text:style-name="P108">Delete → removing a node</text:p>
        </text:list-item>
        <text:list-item>
          <text:p text:style-name="P109">Traverse → visiting each node one by one</text:p>
        </text:list-item>
        <text:list-item>
          <text:p text:style-name="P110">Search → finding a specific value</text:p>
        </text:list-item>
      </text:list>
      <text:p text:style-name="Standard"/>
      <text:p text:style-name="Standard">Implementation in Python</text:p>
      <text:p text:style-name="Standard"># Node class</text:p>
      <text:p text:style-name="Standard">class Node:</text:p>
      <text:p text:style-name="Standard"><text:s text:c="4"/>def _init_(self, data):</text:p>
      <text:p text:style-name="Standard"><text:s text:c="8"/>self.data = data</text:p>
      <text:p text:style-name="Standard"><text:s text:c="8"/>self.next = None</text:p>
      <text:p text:style-name="Standard"/>
      <text:p text:style-name="Standard"># Creating nodes</text:p>
      <text:p text:style-name="Standard">head = Node("A")</text:p>
      <text:p text:style-name="Standard">second = Node("B")</text:p>
      <text:soft-page-break/>
      <text:p text:style-name="Standard">third = Node("C")</text:p>
      <text:p text:style-name="Standard"/>
      <text:p text:style-name="Standard"># Linking nodes</text:p>
      <text:p text:style-name="Standard">head.next = second</text:p>
      <text:p text:style-name="Standard">second.next = third</text:p>
      <text:p text:style-name="Standard"/>
      <text:p text:style-name="Standard">Where Linked Lists Are Used</text:p>
      <text:list text:style-name="WWNum9">
        <text:list-item text:start-value="0">
          <text:p text:style-name="P111">Music or video playlists</text:p>
        </text:list-item>
        <text:list-item>
          <text:p text:style-name="P112">Browser forward/backward navigation</text:p>
        </text:list-item>
        <text:list-item>
          <text:p text:style-name="P113">Memory management systems</text:p>
        </text:list-item>
        <text:list-item>
          <text:p text:style-name="P114">Implementing stacks and queues</text:p>
        </text:list-item>
        <text:list-item>
          <text:p text:style-name="P115">File system directories</text:p>
        </text:list-item>
      </text:list>
      <text:p text:style-name="Standard">Why Linked Lists Are Used</text:p>
      <text:list text:style-name="WWNum10">
        <text:list-item text:start-value="0">
          <text:p text:style-name="P116">Can grow or shrink dynamically</text:p>
        </text:list-item>
        <text:list-item>
          <text:p text:style-name="P117">Do not require continuous memory</text:p>
        </text:list-item>
        <text:list-item>
          <text:p text:style-name="P118">Fast insertion and deletion (O(1))</text:p>
        </text:list-item>
        <text:list-item>
          <text:p text:style-name="P119">No need to shift elements</text:p>
        </text:list-item>
        <text:list-item>
          <text:p text:style-name="P120">Efficient for frequently changing data</text:p>
        </text:list-item>
      </text:list>
      <text:p text:style-name="Standard">How Linked Lists Work Within Systems</text:p>
      <text:list text:style-name="WWNum11">
        <text:list-item text:start-value="0">
          <text:p text:style-name="P121">Nodes are stored in different memory locations in the heap</text:p>
        </text:list-item>
        <text:list-item>
          <text:p text:style-name="P122">Each node stores the address of the next node</text:p>
        </text:list-item>
        <text:list-item>
          <text:p text:style-name="P123">CPU follows pointers sequentially to access elements</text:p>
        </text:list-item>
        <text:list-item>
          <text:p text:style-name="P124">No contiguous allocation is required</text:p>
        </text:list-item>
        <text:list-item>
          <text:p text:style-name="P125">Memory is allocated only when needed</text:p>
        </text:list-item>
        <text:list-item>
          <text:p text:style-name="P126">Insertions and deletions only change pointers, not the whole structure</text:p>
        </text:list-item>
        <text:list-item>
          <text:p text:style-name="P127">Requires extra memory for storing pointers</text:p>
        </text:list-item>
        <text:list-item>
          <text:p text:style-name="P128">Access time is slower (O(n)) because traversal is needed</text:p>
        </text:list-item>
      </text:list>
      <text:p text:style-name="Standard"><text:span text:style-name="T129">E)</text:span><text:span text:style-name="T130"><text:s/></text:span><text:span text:style-name="T131">LINKED LISTS</text:span></text:p>
      <text:p text:style-name="P132"/>
      <text:p text:style-name="Standard"><text:span text:style-name="T133">Definition</text:span></text:p>
      <text:p text:style-name="Standard"/>
      <text:p text:style-name="Standard">A Linked List is a linear data structure in which elements are stored in separate objects called nodes. Unlike arrays, which store elements in contiguous memory locations, linked lists store nodes in different memory locations that are connected using pointers (references).</text:p>
      <text:p text:style-name="Standard"/>
      <text:p text:style-name="Standard">Each node contains:</text:p>
      <text:p text:style-name="Standard"/>
      <text:p text:style-name="Standard">1. Data – The value stored in the node</text:p>
      <text:p text:style-name="Standard">2. Pointer (Reference) – The address of the next node</text:p>
      <text:p text:style-name="Standard">The first node is called the Head, and the last node points to None.</text:p>
      <text:p text:style-name="Standard"/>
      <text:p text:style-name="Standard"><text:span text:style-name="T134">Types of Linked Lists</text:span></text:p>
      <text:p text:style-name="Standard"/>
      <text:p text:style-name="Standard">1. Singly Linked List</text:p>
      <text:p text:style-name="Standard">Each node points only to the next node.</text:p>
      <text:p text:style-name="Standard"/>
      <text:soft-page-break/>
      <text:p text:style-name="Standard">2. Doubly Linked List</text:p>
      <text:p text:style-name="Standard">Each node points to both the next node and the previous node.</text:p>
      <text:p text:style-name="Standard"/>
      <text:p text:style-name="Standard">3. Circular Linked List</text:p>
      <text:p text:style-name="Standard">The last node points back to the head node instead of pointing to None.</text:p>
      <text:p text:style-name="Standard"/>
      <text:p text:style-name="Standard"/>
      <text:p text:style-name="Standard"/>
      <text:p text:style-name="Standard"/>
      <text:p text:style-name="Standard"/>
      <text:p text:style-name="Standard"><text:span text:style-name="T135">Key Operations</text:span></text:p>
      <text:p text:style-name="Standard"/>
      <text:p text:style-name="Standard">Insert – Add a new node to the list</text:p>
      <text:p text:style-name="Standard">Delete – Remove a node from the list</text:p>
      <text:p text:style-name="Standard">Traverse – Move through all nodes in sequence</text:p>
      <text:p text:style-name="Standard">Search – Find a specific element</text:p>
      <text:p text:style-name="Standard"/>
      <text:p text:style-name="Standard"/>
      <text:p text:style-name="P136"/>
      <text:p text:style-name="Standard"><text:span text:style-name="T137">Implementation in Python (Singly Linked List)</text:span></text:p>
      <text:p text:style-name="Standard"/>
      <text:p text:style-name="Standard"># Node class</text:p>
      <text:p text:style-name="Standard">class Node:</text:p>
      <text:p text:style-name="Standard"><text:s text:c="4"/>def __init__(self, data):</text:p>
      <text:p text:style-name="Standard"><text:s text:c="8"/>self.data = data</text:p>
      <text:p text:style-name="Standard"><text:s text:c="8"/>self.next = None</text:p>
      <text:p text:style-name="Standard"/>
      <text:p text:style-name="Standard"/>
      <text:p text:style-name="Standard"># Linked List class</text:p>
      <text:p text:style-name="Standard">class LinkedList:</text:p>
      <text:p text:style-name="Standard"><text:s text:c="4"/>def __init__(self):</text:p>
      <text:p text:style-name="Standard"><text:s text:c="8"/>self.head = None</text:p>
      <text:p text:style-name="Standard"/>
      <text:p text:style-name="Standard"><text:s text:c="4"/># Insert at end</text:p>
      <text:p text:style-name="Standard"><text:s text:c="4"/>def append(self, data):</text:p>
      <text:p text:style-name="Standard"><text:s text:c="8"/>new_node = Node(data)</text:p>
      <text:p text:style-name="Standard"/>
      <text:p text:style-name="Standard"><text:s text:c="8"/>if self.head is None:</text:p>
      <text:p text:style-name="Standard"><text:s text:c="12"/>self.head = new_node</text:p>
      <text:p text:style-name="Standard"><text:s text:c="12"/>return</text:p>
      <text:p text:style-name="Standard"/>
      <text:p text:style-name="Standard"><text:s text:c="8"/>current = self.head</text:p>
      <text:p text:style-name="Standard"><text:s text:c="8"/>while current.next:</text:p>
      <text:p text:style-name="Standard"><text:s text:c="12"/>current = current.next</text:p>
      <text:p text:style-name="Standard"/>
      <text:p text:style-name="Standard"><text:s text:c="8"/>current.next = new_node</text:p>
      <text:p text:style-name="Standard"/>
      <text:p text:style-name="Standard"><text:s text:c="4"/># Display list</text:p>
      <text:p text:style-name="Standard"><text:s text:c="4"/>def display(self):</text:p>
      <text:soft-page-break/>
      <text:p text:style-name="Standard"><text:s text:c="8"/>current = self.head</text:p>
      <text:p text:style-name="Standard"><text:s text:c="8"/>while current:</text:p>
      <text:p text:style-name="Standard"><text:s text:c="12"/>print(current.data, end=" -&gt; ")</text:p>
      <text:p text:style-name="Standard"><text:s text:c="12"/>current = current.next</text:p>
      <text:p text:style-name="Standard"><text:s text:c="8"/>print("None")</text:p>
      <text:p text:style-name="Standard"/>
      <text:p text:style-name="Standard"/>
      <text:p text:style-name="Standard"># Creating and testing the linked list</text:p>
      <text:p text:style-name="Standard">ll = LinkedList()</text:p>
      <text:p text:style-name="Standard">ll.append("A")</text:p>
      <text:p text:style-name="Standard">ll.append("B")</text:p>
      <text:p text:style-name="Standard">ll.append("C")</text:p>
      <text:p text:style-name="Standard"/>
      <text:p text:style-name="Standard">ll.display()</text:p>
      <text:p text:style-name="Standard"/>
      <text:p text:style-name="Standard">Output:</text:p>
      <text:p text:style-name="Standard"/>
      <text:p text:style-name="Standard">A -&gt; B -&gt; C -&gt; None</text:p>
      <text:p text:style-name="Standard"/>
      <text:p text:style-name="Standard"/>
      <text:p text:style-name="Standard"/>
      <text:p text:style-name="Standard"><text:span text:style-name="T138">Time Complexity</text:span></text:p>
      <text:p text:style-name="Standard"/>
      <text:p text:style-name="Standard"><text:span text:style-name="T139">Operation <text:s text:c="29"/>Time Complexity</text:span></text:p>
      <text:p text:style-name="Standard"/>
      <text:p text:style-name="Standard">Access<text:tab/><text:s text:c="42"/>O(n)</text:p>
      <text:p text:style-name="Standard">Insert (beginning) <text:s text:c="24"/>O(1)</text:p>
      <text:p text:style-name="Standard">Insert (end)<text:tab/><text:s text:c="30"/>O(n)</text:p>
      <text:p text:style-name="Standard">Delete<text:tab/><text:s text:c="42"/>O(n)</text:p>
      <text:p text:style-name="Standard"/>
      <text:p text:style-name="Standard"/>
      <text:p text:style-name="Standard">Linked lists require traversal to access elements, which makes random access slower compared to arrays.</text:p>
      <text:p text:style-name="Standard"/>
      <text:p text:style-name="Standard"/>
      <text:p text:style-name="P140"/>
      <text:p text:style-name="Standard"><text:span text:style-name="T141">Applications of Linked Lists</text:span></text:p>
      <text:p text:style-name="Standard"/>
      <text:p text:style-name="Standard">1. Music Streaming Applications</text:p>
      <text:p text:style-name="Standard">Applications such as Spotify use linked lists to manage playlists.</text:p>
      <text:p text:style-name="Standard">Each song can be treated as a node, with references to the next and previous songs (doubly linked list).</text:p>
      <text:p text:style-name="Standard">Reason:</text:p>
      <text:p text:style-name="Standard">It allows users to move forward and backward efficiently between songs.</text:p>
      <text:p text:style-name="Standard"/>
      <text:p text:style-name="Standard"/>
      <text:p text:style-name="P142"/>
      <text:p text:style-name="Standard">2. Web Browsers</text:p>
      <text:p text:style-name="Standard">Web browsers such as Google Chrome use doubly linked lists to manage browsing history.</text:p>
      <text:p text:style-name="Standard">When a user:</text:p>
      <text:p text:style-name="Standard"/>
      <text:p text:style-name="Standard">Clicks Back, the browser moves to the previous node</text:p>
      <text:p text:style-name="Standard"/>
      <text:p text:style-name="Standard">Clicks Forward, the browser moves to the next node</text:p>
      <text:p text:style-name="Standard"/>
      <text:p text:style-name="Standard"/>
      <text:p text:style-name="Standard">Reason:</text:p>
      <text:p text:style-name="Standard">Two-way traversal is required for back and forward navigation.</text:p>
      <text:p text:style-name="Standard"/>
      <text:p text:style-name="Standard"/>
      <text:p text:style-name="Standard"/>
      <text:p text:style-name="Standard">3. Operating Systems</text:p>
      <text:p text:style-name="Standard">Operating systems use linked lists to manage running processes and memory allocation.</text:p>
      <text:p text:style-name="Standard"/>
      <text:p text:style-name="Standard">Reason:</text:p>
      <text:p text:style-name="Standard">Processes are frequently added and removed, and linked lists allow dynamic memory management without resizing.</text:p>
      <text:p text:style-name="Standard"/>
      <text:p text:style-name="Standard">4. Image Viewers and Media Applications</text:p>
      <text:p text:style-name="Standard">Applications that allow users to move to the next or previous image often use doubly linked lists.</text:p>
      <text:p text:style-name="Standard"/>
      <text:p text:style-name="Standard">Reason:</text:p>
      <text:p text:style-name="Standard">Efficient navigation in both directions is required.</text:p>
      <text:p text:style-name="Standard"/>
      <text:p text:style-name="P143">How Linked Lists Work Within Systems</text:p>
      <text:p text:style-name="Standard">Within computer systems:</text:p>
      <text:p text:style-name="Standard">Memory is allocated dynamically.</text:p>
      <text:p text:style-name="Standard">Each node stores a reference (memory address) to the next node.</text:p>
      <text:p text:style-name="Standard">The system follows these references to traverse the list.</text:p>
      <text:p text:style-name="Standard">Data does not need to be stored in contiguous memory.</text:p>
      <text:p text:style-name="Standard">This makes linked lists suitable for systems where:</text:p>
      <text:p text:style-name="Standard">The size of data changes frequently.</text:p>
      <text:p text:style-name="Standard">Insertions and deletions occur often.</text:p>
      <text:p text:style-name="Standard">Memory flexibility is required</text:p>
      <text:p text:style-name="Standard"/>
      <text:p text:style-name="Standard"/>
      <text:p text:style-name="Standard"><text:span text:style-name="T144">F)</text:span><text:span text:style-name="T145"><text:s/></text:span><text:span text:style-name="T146">Graph Data Structure</text:span></text:p>
      <text:p text:style-name="Standard">A graph data structure is a non-linear consisting of vertices and edges that connect pairs of vertices</text:p>
      <text:p text:style-name="Standard"><text:span text:style-name="T147">Classification of graph data structure:</text:span></text:p>
      <text:p text:style-name="ListParagraph"/>
      <text:p text:style-name="ListParagraph"><text:span text:style-name="T148">Undirect Graph</text:span></text:p>
      <text:list text:style-name="WWNum4" text:continue-numbering="true">
        <text:list-item>
          <text:p text:style-name="P149">Edges have no directions</text:p>
        </text:list-item>
        <text:list-item>
          <text:p text:style-name="P150">Connection is bidirectional</text:p>
        </text:list-item>
      </text:list>
      <text:list text:style-name="WWNum3" text:continue-numbering="true">
        <text:list-item>
          <text:p text:style-name="P151">By weight</text:p>
        </text:list-item>
      </text:list>
      <text:p text:style-name="ListParagraph"><text:span text:style-name="T152">Unweighted Graph</text:span></text:p>
      <text:list text:style-name="WWNum5" text:continue-numbering="true">
        <text:list-item>
          <text:p text:style-name="P153">All edges are equal</text:p>
        </text:list-item>
        <text:list-item>
          <text:p text:style-name="P154">Used for optimization</text:p>
        </text:list-item>
      </text:list>
      <text:list text:style-name="WWNum3" text:continue-numbering="true">
        <text:list-item>
          <text:p text:style-name="P155">Special types</text:p>
        </text:list-item>
      </text:list>
      <text:soft-page-break/>
      <text:p text:style-name="ListParagraph"><text:span text:style-name="T156">Cyclic Graph</text:span></text:p>
      <text:list text:style-name="WWNum6" text:continue-numbering="true">
        <text:list-item>
          <text:p text:style-name="P157">Contains at least one cycle</text:p>
        </text:list-item>
      </text:list>
      <text:p text:style-name="Standard"><text:s text:c="15"/><text:span text:style-name="T158">Acyclic Graph</text:span></text:p>
      <text:list text:style-name="WWNum6" text:continue-numbering="true">
        <text:list-item>
          <text:p text:style-name="P159">Contain no cycles</text:p>
        </text:list-item>
        <text:list-item>
          <text:p text:style-name="P160">Directed Acyclic Graph</text:p>
        </text:list-item>
      </text:list>
      <text:p text:style-name="Standard"><text:s text:c="15"/><text:span text:style-name="T161">Connected Graph</text:span></text:p>
      <text:list text:style-name="WWNum9" text:continue-numbering="true">
        <text:list-item>
          <text:p text:style-name="P162">Path exists between every pair of vertices</text:p>
        </text:list-item>
      </text:list>
      <text:p text:style-name="Standard"><text:s text:c="16"/><text:span text:style-name="T163">Complete Graph</text:span></text:p>
      <text:list text:style-name="WWNum9" text:continue-numbering="true">
        <text:list-item>
          <text:p text:style-name="P164">Every vertex between every other vertex</text:p>
        </text:list-item>
      </text:list>
      <text:p text:style-name="Standard"/>
      <text:p text:style-name="Standard"/>
      <text:p text:style-name="Standard"><text:span text:style-name="T165">Graph data structure application:</text:span></text:p>
      <table:table table:style-name="Table166">
        <table:table-columns>
          <table:table-column table:style-name="TableColumn167"/>
          <table:table-column table:style-name="TableColumn168"/>
          <table:table-column table:style-name="TableColumn169"/>
        </table:table-columns>
        <table:table-row table:style-name="TableRow170">
          <table:table-cell table:style-name="TableCell171">
            <text:p text:style-name="Standard"><text:span text:style-name="T172">Application area</text:span></text:p>
          </table:table-cell>
          <table:table-cell table:style-name="TableCell173">
            <text:p text:style-name="Standard"><text:span text:style-name="T174">Graph type</text:span></text:p>
          </table:table-cell>
          <table:table-cell table:style-name="TableCell175">
            <text:p text:style-name="Standard"><text:span text:style-name="T176">Key Benefit</text:span></text:p>
          </table: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Social Networks</text:p>
          </table:table-cell>
          <table:table-cell table:style-name="TableCell187">
            <text:p text:style-name="P188">Undirected Graph</text:p>
          </table:table-cell>
          <table:table-cell table:style-name="TableCell189">
            <text:p text:style-name="P190">Find connection</text:p>
          </table:table-cell>
        </table:table-row>
        <table:table-row table:style-name="TableRow191">
          <table:table-cell table:style-name="TableCell192">
            <text:p text:style-name="P193">Map &amp; Navigation</text:p>
          </table:table-cell>
          <table:table-cell table:style-name="TableCell194">
            <text:p text:style-name="P195">Weighed Graph</text:p>
          </table:table-cell>
          <table:table-cell table:style-name="TableCell196">
            <text:p text:style-name="P197">Find short route, optimize travel time</text:p>
          </table:table-cell>
        </table:table-row>
        <table:table-row table:style-name="TableRow198">
          <table:table-cell table:style-name="TableCell199">
            <text:p text:style-name="P200">Web Pages</text:p>
          </table:table-cell>
          <table:table-cell table:style-name="TableCell201">
            <text:p text:style-name="P202">Directed Graph</text:p>
          </table:table-cell>
          <table:table-cell table:style-name="TableCell203">
            <text:p text:style-name="P204">Page Rank algorithm, web crawling</text:p>
          </table:table-cell>
        </table:table-row>
        <table:table-row table:style-name="TableRow205">
          <table:table-cell table:style-name="TableCell206">
            <text:p text:style-name="P207">Computer Networks</text:p>
          </table:table-cell>
          <table:table-cell table:style-name="TableCell208">
            <text:p text:style-name="P209">Weighted graph</text:p>
          </table:table-cell>
          <table:table-cell table:style-name="TableCell210">
            <text:p text:style-name="P211">Optimize routing detect bottleneck</text:p>
          </table:table-cell>
        </table:table-row>
        <table:table-row table:style-name="TableRow212">
          <table:table-cell table:style-name="TableCell213">
            <text:p text:style-name="P214">Dependency Management</text:p>
          </table:table-cell>
          <table:table-cell table:style-name="TableCell215">
            <text:p text:style-name="P216">Direct Acyclic Graph</text:p>
          </table:table-cell>
          <table:table-cell table:style-name="TableCell217">
            <text:p text:style-name="P218">Detect circular dependencies, determine execution order</text:p>
          </table:table-cell>
        </table:table-row>
        <table:table-row table:style-name="TableRow219">
          <table:table-cell table:style-name="TableCell220">
            <text:p text:style-name="P221">Recommendation System</text:p>
          </table:table-cell>
          <table:table-cell table:style-name="TableCell222">
            <text:p text:style-name="P223">Bipartite graph</text:p>
          </table:table-cell>
          <table:table-cell table:style-name="TableCell224">
            <text:p text:style-name="P225">Collaborative filtering, personalized recommendation</text:p>
          </table:table-cell>
        </table:table-row>
        <table:table-row table:style-name="TableRow226">
          <table:table-cell table:style-name="TableCell227">
            <text:p text:style-name="P228">Task scheduling</text:p>
          </table:table-cell>
          <table:table-cell table:style-name="TableCell229">
            <text:p text:style-name="P230">Direct Acyclic Graph</text:p>
          </table:table-cell>
          <table:table-cell table:style-name="TableCell231">
            <text:p text:style-name="P232">Determine execution order parallel processing</text:p>
          </table:table-cell>
        </table:table-row>
        <table:table-row table:style-name="TableRow233">
          <table:table-cell table:style-name="TableCell234">
            <text:p text:style-name="P235">Airline Route</text:p>
          </table:table-cell>
          <table:table-cell table:style-name="TableCell236">
            <text:p text:style-name="P237">Weighted Graph</text:p>
          </table:table-cell>
          <table:table-cell table:style-name="TableCell238">
            <text:p text:style-name="P239">Find cheap routes, optimize connections</text:p>
          </table:table-cell>
        </table:table-row>
        <table:table-row table:style-name="TableRow240">
          <table:table-cell table:style-name="TableCell241">
            <text:p text:style-name="P242">Molecular structure</text:p>
          </table:table-cell>
          <table:table-cell table:style-name="TableCell243">
            <text:p text:style-name="P244">Undirected Graph</text:p>
          </table:table-cell>
          <table:table-cell table:style-name="TableCell245">
            <text:p text:style-name="P246">Analyze chemical properties, drug discovery</text:p>
          </table:table-cell>
        </table:table-row>
        <table:table-row table:style-name="TableRow247">
          <table:table-cell table:style-name="TableCell248">
            <text:p text:style-name="P249">Circuit Design</text:p>
          </table:table-cell>
          <table:table-cell table:style-name="TableCell250">
            <text:p text:style-name="P251">Direct Graph</text:p>
          </table:table-cell>
          <table:table-cell table:style-name="TableCell252">
            <text:p text:style-name="P253">Detect feedback, loops, optimize layout</text:p>
          </table:table-cell>
        </table:table-row>
      </table:table>
      <text:p text:style-name="Standard"><text:s text:c="115"/></text:p>
      <text:p text:style-name="Standard"/>
      <text:p text:style-name="Standard"/>
      <text:p text:style-name="Standard"><text:span text:style-name="T254"><text:s text:c="14"/></text:span><text:span text:style-name="T255">Applications:</text:span></text:p>
      <text:list text:style-name="WWNum13">
        <text:list-item text:start-value="1">
          <text:p text:style-name="P256"><text:span text:style-name="T257">Social Network</text:span></text:p>
        </text:list-item>
      </text:list>
      <text:p text:style-name="ListParagraph"><text:span text:style-name="T258">Facebook</text:span></text:p>
      <text:list text:style-name="WWNum9" text:continue-numbering="true">
        <text:list-item>
          <text:p text:style-name="P259">User = nodes (Vertices)</text:p>
        </text:list-item>
        <text:list-item>
          <text:p text:style-name="P260">Friendship = Vertices</text:p>
        </text:list-item>
      </text:list>
      <text:soft-page-break/>
      <text:p text:style-name="Standard"><text:span text:style-name="T261"><text:s text:c="16"/>Algorithm used:</text:span></text:p>
      <text:list text:style-name="WWNum15">
        <text:list-item text:start-value="0">
          <text:p text:style-name="P262">Breadth-First Search (BFS)</text:p>
        </text:list-item>
        <text:list-item>
          <text:p text:style-name="P263">Short path</text:p>
        </text:list-item>
        <text:list-item>
          <text:p text:style-name="P264">Community detection</text:p>
        </text:list-item>
      </text:list>
      <text:p text:style-name="Standard"><text:span text:style-name="T265"><text:s text:c="19"/>Used for:</text:span></text:p>
      <text:list text:style-name="WWNum17">
        <text:list-item text:start-value="0">
          <text:p text:style-name="P266">Finding mutual friends</text:p>
        </text:list-item>
        <text:list-item>
          <text:p text:style-name="P267">Friend suggestion</text:p>
        </text:list-item>
      </text:list>
      <text:list text:style-name="WWNum13" text:continue-numbering="true">
        <text:list-item>
          <text:p text:style-name="P268"><text:span text:style-name="T269">Maps &amp; Navigation Apps</text:span></text:p>
        </text:list-item>
      </text:list>
      <text:p text:style-name="ListParagraph"><text:span text:style-name="T270">Google Maps</text:span></text:p>
      <text:list text:style-name="WWNum18">
        <text:list-item text:start-value="0">
          <text:p text:style-name="P271">Location = nodes</text:p>
        </text:list-item>
        <text:list-item>
          <text:p text:style-name="P272">Roads = edges</text:p>
        </text:list-item>
        <text:list-item>
          <text:p text:style-name="P273">Distance = weights</text:p>
        </text:list-item>
      </text:list>
      <text:p text:style-name="P274"><text:span text:style-name="T275">Algorithm used:</text:span></text:p>
      <text:list text:style-name="WWNum19">
        <text:list-item text:start-value="0">
          <text:p text:style-name="P276">Dijkstar’s Algorithm</text:p>
        </text:list-item>
        <text:list-item>
          <text:p text:style-name="P277">A*</text:p>
        </text:list-item>
        <text:list-item>
          <text:p text:style-name="P278">Shortest path</text:p>
        </text:list-item>
      </text:list>
      <text:p text:style-name="Standard"><text:span text:style-name="T279"><text:s text:c="22"/>Used for:</text:span></text:p>
      <text:list text:style-name="WWNum21">
        <text:list-item text:start-value="0">
          <text:p text:style-name="P280">Finding fastest route</text:p>
        </text:list-item>
        <text:list-item>
          <text:p text:style-name="P281">Avoiding traffic</text:p>
        </text:list-item>
        <text:list-item>
          <text:p text:style-name="P282">Ride-sharing routes</text:p>
        </text:list-item>
      </text:list>
      <text:list text:style-name="WWNum13" text:continue-numbering="true">
        <text:list-item>
          <text:p text:style-name="P283"><text:span text:style-name="T284">Internet &amp; Networking</text:span></text:p>
        </text:list-item>
      </text:list>
      <text:p text:style-name="ListParagraph">The internet itself is a graph</text:p>
      <text:list text:style-name="WWNum22">
        <text:list-item text:start-value="0">
          <text:p text:style-name="P285">Routers = nodes</text:p>
        </text:list-item>
        <text:list-item>
          <text:p text:style-name="P286">Connections = edges</text:p>
        </text:list-item>
      </text:list>
      <text:p text:style-name="P287"><text:span text:style-name="T288">Algorithm used:</text:span></text:p>
      <text:list text:style-name="WWNum23">
        <text:list-item text:start-value="0">
          <text:p text:style-name="P289">Shortest path routing</text:p>
        </text:list-item>
        <text:list-item>
          <text:p text:style-name="P290">Spanning tree protocol</text:p>
        </text:list-item>
      </text:list>
      <text:p text:style-name="Standard"><text:span text:style-name="T291"><text:s text:c="23"/>Used in:</text:span></text:p>
      <text:list text:style-name="WWNum24">
        <text:list-item text:start-value="0">
          <text:p text:style-name="P292">Data packets routing</text:p>
        </text:list-item>
        <text:list-item>
          <text:p text:style-name="P293">Network optimization</text:p>
        </text:list-item>
      </text:list>
      <text:list text:style-name="WWNum13" text:continue-numbering="true">
        <text:list-item>
          <text:p text:style-name="P294"><text:span text:style-name="T295">Compiler &amp; Task scheduling</text:span></text:p>
        </text:list-item>
      </text:list>
      <text:list text:style-name="WWNum25">
        <text:list-item text:start-value="0">
          <text:p text:style-name="P296">Task = nodes</text:p>
        </text:list-item>
        <text:list-item>
          <text:p text:style-name="P297">Dependencies = edges</text:p>
        </text:list-item>
      </text:list>
      <text:p text:style-name="P298"><text:span text:style-name="T299">Algorithm used:</text:span></text:p>
      <text:list text:style-name="WWNum26">
        <text:list-item text:start-value="0">
          <text:p text:style-name="P300">Topological sort</text:p>
        </text:list-item>
      </text:list>
      <text:p text:style-name="Standard"><text:span text:style-name="T301"><text:s text:c="24"/>Used in:</text:span></text:p>
      <text:list text:style-name="WWNum26" text:continue-numbering="true">
        <text:list-item>
          <text:p text:style-name="P302">Building system</text:p>
        </text:list-item>
      </text:list>
      <text:p text:style-name="Standard"><text:span text:style-name="T303">G)TREE DATA STRUCTURE</text:span></text:p>
      <text:p text:style-name="Standard"><text:span text:style-name="T304">1. Definition</text:span></text:p>
      <text:p text:style-name="Standard">A<text:s/><text:span text:style-name="T305">Tree</text:span><text:s/>is a<text:s/><text:span text:style-name="T306">non-linear data structure</text:span><text:s/>used to represent data in a<text:s/><text:span text:style-name="T307">hierarchical form</text:span>.<text:line-break/>It consists of<text:s/><text:span text:style-name="T308">nodes</text:span><text:s/>connected by<text:s/><text:span text:style-name="T309">edges</text:span>.</text:p>
      <text:p text:style-name="Standard">One node is called the<text:s/><text:span text:style-name="T310">root</text:span>, and every other node is connected to it directly or indirectly.</text:p>
      <text:p text:style-name="Standard"><text:span text:style-name="T311">2. Basic Terminologies</text:span></text:p>
      <table:table table:style-name="Table312">
        <table:table-columns>
          <table:table-column table:style-name="TableColumn313"/>
          <table:table-column table:style-name="TableColumn314"/>
        </table:table-columns>
        <table:table-header-rows>
          <table:table-row table:style-name="TableRow315">
            <table:table-cell table:style-name="TableCell316">
              <text:soft-page-break/>
              <text:p text:style-name="Standard"><text:span text:style-name="T317">Term</text:span></text:p>
            </table:table-cell>
            <table:table-cell table:style-name="TableCell318">
              <text:p text:style-name="Standard"><text:span text:style-name="T319">Meaning</text:span></text:p>
            </table:table-cell>
          </table:table-row>
        </table:table-header-rows>
        <table:table-row table:style-name="TableRow320">
          <table:table-cell table:style-name="TableCell321">
            <text:p text:style-name="Standard">Root</text:p>
          </table:table-cell>
          <table:table-cell table:style-name="TableCell322">
            <text:p text:style-name="Standard">Topmost node of the tree</text:p>
          </table:table-cell>
        </table:table-row>
        <table:table-row table:style-name="TableRow323">
          <table:table-cell table:style-name="TableCell324">
            <text:p text:style-name="Standard">Node</text:p>
          </table:table-cell>
          <table:table-cell table:style-name="TableCell325">
            <text:p text:style-name="Standard">An element in the tree</text:p>
          </table:table-cell>
        </table:table-row>
        <table:table-row table:style-name="TableRow326">
          <table:table-cell table:style-name="TableCell327">
            <text:p text:style-name="Standard">Edge</text:p>
          </table:table-cell>
          <table:table-cell table:style-name="TableCell328">
            <text:p text:style-name="Standard">Connection between two nodes</text:p>
          </table:table-cell>
        </table:table-row>
        <table:table-row table:style-name="TableRow329">
          <table:table-cell table:style-name="TableCell330">
            <text:p text:style-name="Standard">Parent</text:p>
          </table:table-cell>
          <table:table-cell table:style-name="TableCell331">
            <text:p text:style-name="Standard">A node that has child nodes</text:p>
          </table:table-cell>
        </table:table-row>
        <table:table-row table:style-name="TableRow332">
          <table:table-cell table:style-name="TableCell333">
            <text:p text:style-name="Standard">Child</text:p>
          </table:table-cell>
          <table:table-cell table:style-name="TableCell334">
            <text:p text:style-name="Standard">A node that comes from a parent</text:p>
          </table:table-cell>
        </table:table-row>
        <table:table-row table:style-name="TableRow335">
          <table:table-cell table:style-name="TableCell336">
            <text:p text:style-name="Standard">Leaf</text:p>
          </table:table-cell>
          <table:table-cell table:style-name="TableCell337">
            <text:p text:style-name="Standard">A node with no children</text:p>
          </table:table-cell>
        </table:table-row>
        <table:table-row table:style-name="TableRow338">
          <table:table-cell table:style-name="TableCell339">
            <text:p text:style-name="Standard">Level</text:p>
          </table:table-cell>
          <table:table-cell table:style-name="TableCell340">
            <text:p text:style-name="Standard">Position of a node in the tree</text:p>
          </table:table-cell>
        </table:table-row>
        <table:table-row table:style-name="TableRow341">
          <table:table-cell table:style-name="TableCell342">
            <text:p text:style-name="Standard">Height</text:p>
          </table:table-cell>
          <table:table-cell table:style-name="TableCell343">
            <text:p text:style-name="Standard">Longest path from root to leaf</text:p>
          </table:table-cell>
        </table:table-row>
        <table:table-row table:style-name="TableRow344">
          <table:table-cell table:style-name="TableCell345">
            <text:p text:style-name="Standard">Subtree</text:p>
          </table:table-cell>
          <table:table-cell table:style-name="TableCell346">
            <text:p text:style-name="Standard">A tree within a tree</text:p>
          </table:table-cell>
        </table:table-row>
      </table:table>
      <text:p text:style-name="Standard"/>
      <text:p text:style-name="Standard"><text:span text:style-name="T347">3. Characteristics of Trees</text:span></text:p>
      <text:list text:style-name="WWNum3" text:continue-numbering="true">
        <text:list-item>
          <text:p text:style-name="P348">Has<text:s/><text:span text:style-name="T349">one root</text:span></text:p>
        </text:list-item>
        <text:list-item>
          <text:p text:style-name="P350">No cycles (no circular paths)</text:p>
        </text:list-item>
        <text:list-item>
          <text:p text:style-name="P351">Every child has<text:s/><text:span text:style-name="T352">one parent</text:span></text:p>
        </text:list-item>
        <text:list-item>
          <text:p text:style-name="P353">Can have<text:s/><text:span text:style-name="T354">many children</text:span></text:p>
        </text:list-item>
        <text:list-item>
          <text:p text:style-name="P355">Used for<text:s/><text:span text:style-name="T356">hierarchical data</text:span></text:p>
        </text:list-item>
      </text:list>
      <text:p text:style-name="P357"/>
      <text:p text:style-name="Standard"><text:span text:style-name="T358">4. Types of Trees</text:span></text:p>
      <text:list text:style-name="WWNum4" text:continue-numbering="true">
        <text:list-item>
          <text:p text:style-name="P359"><text:span text:style-name="T360">Binary Tree</text:span><text:s/>– Each node has at most 2 children</text:p>
        </text:list-item>
        <text:list-item>
          <text:p text:style-name="P361"><text:span text:style-name="T362">Binary Search Tree (BST)</text:span><text:s/>– Left &lt; Root &lt; Right</text:p>
        </text:list-item>
        <text:list-item>
          <text:p text:style-name="P363"><text:span text:style-name="T364">General Tree</text:span><text:s/>– Any number of children</text:p>
        </text:list-item>
        <text:list-item>
          <text:p text:style-name="P365"><text:span text:style-name="T366">AVL Tree</text:span><text:s/>– Self-balancing tree</text:p>
        </text:list-item>
        <text:list-item>
          <text:p text:style-name="P367"><text:span text:style-name="T368">Heap Tree</text:span><text:s/>– Used in priority queues</text:p>
        </text:list-item>
      </text:list>
      <text:p text:style-name="Standard"/>
      <text:p text:style-name="Standard"><text:span text:style-name="T369">5. Applications of Trees</text:span></text:p>
      <text:p text:style-name="Standard">Trees are used in:</text:p>
      <text:p text:style-name="Standard"><text:s/>File systems (Folders &amp; files)<text:line-break/><text:s/>Databases (Indexing)<text:line-break/><text:span text:style-name="T370"><text:s/></text:span>Organization structures<text:line-break/><text:s/>Family trees<text:line-break/><text:span text:style-name="T371"><text:s/></text:span>Artificial Intelligence<text:line-break/><text:span text:style-name="T372"><text:s/></text:span>Decision making systems</text:p>
      <text:p text:style-name="Standard"/>
      <text:p text:style-name="Standard"><text:span text:style-name="T373">PYTHON EXAMPLE: Tree Implementation</text:span></text:p>
      <text:p text:style-name="Standard">This example shows a<text:s/><text:span text:style-name="T374">Student Management System</text:span><text:s/>using a Tree.</text:p>
      <text:p text:style-name="Standard"/>
      <text:p text:style-name="Standard"><text:span text:style-name="T375"><text:s/>Code</text:span></text:p>
      <text:p text:style-name="Standard"># Tree Node Class</text:p>
      <text:p text:style-name="Standard">class TreeNode:</text:p>
      <text:p text:style-name="Standard"><text:s text:c="4"/>def __init__(self, name):</text:p>
      <text:p text:style-name="Standard"><text:s text:c="8"/>self.name = name</text:p>
      <text:p text:style-name="Standard"><text:s text:c="8"/>self.children = []</text:p>
      <text:p text:style-name="Standard"><text:s text:c="4"/># Add child</text:p>
      <text:p text:style-name="Standard"><text:s text:c="4"/>def add_child(self, child):</text:p>
      <text:p text:style-name="Standard"><text:s text:c="8"/>self.children.append(child)</text:p>
      <text:p text:style-name="Standard"><text:s text:c="4"/># Display tree</text:p>
      <text:soft-page-break/>
      <text:p text:style-name="Standard"><text:s text:c="4"/>def display(self, level=0):</text:p>
      <text:p text:style-name="Standard"><text:s text:c="8"/>print(" <text:s/>" * level + "- " + self.name)</text:p>
      <text:p text:style-name="Standard"><text:s text:c="8"/>for child in self.children:</text:p>
      <text:p text:style-name="Standard"><text:s text:c="12"/>child.display(level + 1)</text:p>
      <text:p text:style-name="Standard"># Create root</text:p>
      <text:p text:style-name="Standard">school = TreeNode("School")</text:p>
      <text:p text:style-name="Standard"># Departments</text:p>
      <text:p text:style-name="Standard">ict = TreeNode("ICT Department")</text:p>
      <text:p text:style-name="Standard">business = TreeNode("Business Department")</text:p>
      <text:p text:style-name="Standard">school.add_child(ict)</text:p>
      <text:p text:style-name="Standard">school.add_child(business)</text:p>
      <text:p text:style-name="Standard"># Courses</text:p>
      <text:p text:style-name="Standard">web = TreeNode("Web Development")</text:p>
      <text:p text:style-name="Standard">network = TreeNode("Networking")</text:p>
      <text:p text:style-name="Standard">accounting = TreeNode("Accounting")</text:p>
      <text:p text:style-name="Standard">ict.add_child(web)</text:p>
      <text:p text:style-name="Standard">ict.add_child(network)</text:p>
      <text:p text:style-name="Standard">business.add_child(accounting)</text:p>
      <text:p text:style-name="Standard"># Students</text:p>
      <text:p text:style-name="Standard">web.add_child(TreeNode("Alice"))</text:p>
      <text:p text:style-name="Standard">web.add_child(TreeNode("Brian"))</text:p>
      <text:p text:style-name="Standard">accounting.add_child(TreeNode("Diana"))</text:p>
      <text:p text:style-name="Standard"># Display Tree</text:p>
      <text:p text:style-name="Standard">print("Student Records Tree:\n")</text:p>
      <text:p text:style-name="Standard">school.display()</text:p>
      <text:p text:style-name="Standard"/>
      <text:p text:style-name="Standard"><text:span text:style-name="T376"><text:s/>OUTPUT</text:span></text:p>
      <text:p text:style-name="Standard">When you run the program, you get:</text:p>
      <text:p text:style-name="Standard">Student Records Tree:</text:p>
      <text:p text:style-name="Standard">- School</text:p>
      <text:p text:style-name="Standard"><text:s text:c="2"/>- ICT Department</text:p>
      <text:p text:style-name="Standard"><text:s text:c="4"/>- Web Development</text:p>
      <text:p text:style-name="Standard"><text:s text:c="6"/>- Alice</text:p>
      <text:p text:style-name="Standard"><text:s text:c="6"/>- Brian</text:p>
      <text:p text:style-name="Standard"><text:s text:c="4"/>- Networking</text:p>
      <text:p text:style-name="Standard"><text:s text:c="2"/>- Business Department</text:p>
      <text:p text:style-name="Standard"><text:s text:c="4"/>- Accounting</text:p>
      <text:p text:style-name="Standard">- Diana</text:p>
      <text:p text:style-name="Standard"/>
      <text:p text:style-name="Standard"><text:span text:style-name="T377"><text:s/>WHAT THIS PROGRAM ACHIEVES</text:span></text:p>
      <text:p text:style-name="Standard">This program:</text:p>
      <text:p text:style-name="Standard"><text:span text:style-name="T378">1. Creates a Tree Structure</text:span></text:p>
      <text:p text:style-name="Standard">It builds this hierarchy:</text:p>
      <text:p text:style-name="Standard">School → Departments → Courses → Students</text:p>
      <text:p text:style-name="Standard">Which is real-life hierarchical data.</text:p>
      <text:p text:style-name="Standard"/>
      <text:p text:style-name="Standard"><text:span text:style-name="T379">2. Stores Data Efficiently</text:span></text:p>
      <text:p text:style-name="Standard">Instead of using many lists, it organizes data in<text:s/><text:span text:style-name="T380">parent-child form</text:span>.</text:p>
      <text:p text:style-name="Standard">Example:</text:p>
      <text:soft-page-break/>
      <text:list text:style-name="WWNum5" text:continue-numbering="true">
        <text:list-item>
          <text:p text:style-name="P381">School → Parent</text:p>
        </text:list-item>
        <text:list-item>
          <text:p text:style-name="P382">ICT → Child</text:p>
        </text:list-item>
        <text:list-item>
          <text:p text:style-name="P383">Web → Child</text:p>
        </text:list-item>
        <text:list-item>
          <text:p text:style-name="P384">Alice → Leaf</text:p>
        </text:list-item>
      </text:list>
      <text:p text:style-name="Standard"/>
      <text:p text:style-name="Standard"><text:span text:style-name="T385">3. Displays Data Using Traversal</text:span></text:p>
      <text:p text:style-name="Standard">The display() method uses<text:s/><text:span text:style-name="T386">recursion</text:span><text:s/>to visit every node.</text:p>
      <text:p text:style-name="Standard">This is called<text:s/><text:span text:style-name="T387">Tree Traversal</text:span>.</text:p>
      <text:p text:style-name="Standard">It prints:</text:p>
      <text:list text:style-name="WWNum6" text:continue-numbering="true">
        <text:list-item>
          <text:p text:style-name="P388">Root first</text:p>
        </text:list-item>
        <text:list-item>
          <text:p text:style-name="P389">Then children</text:p>
        </text:list-item>
        <text:list-item>
          <text:p text:style-name="P390">Then sub-children</text:p>
        </text:list-item>
      </text:list>
      <text:p text:style-name="Standard"/>
      <text:p text:style-name="Standard"><text:span text:style-name="T391">4. <text:s/>Makes Data Easy to Manage</text:span></text:p>
      <text:p text:style-name="Standard">You can easily:</text:p>
      <text:p text:style-name="Standard"><text:span text:style-name="T392">✔</text:span><text:s/>Add new students<text:line-break/><text:span text:style-name="T393">✔</text:span><text:s/>Add new departments<text:line-break/><text:span text:style-name="T394">✔</text:span><text:s/>Remove nodes<text:line-break/><text:span text:style-name="T395">✔</text:span><text:s/>Search nodes</text:p>
      <text:p text:style-name="Standard">Without changing the whole structure.</text:p>
      <text:p text:style-name="Standard"><text:span text:style-name="T396">ADVANTAGES OF TREES</text:span></text:p>
      <text:p text:style-name="Standard"><text:s/>Fast searching (in BST)<text:line-break/><text:span text:style-name="T397"><text:s/></text:span>Organizes complex data<text:line-break/><text:span text:style-name="T398"><text:s/></text:span>Easy hierarchy representation<text:line-break/><text:s/>Flexible structure</text:p>
      <text:p text:style-name="Standard"/>
      <text:p text:style-name="Standard"><text:span text:style-name="T399">DISADVANTAGES OF TREES</text:span></text:p>
      <text:p text:style-name="P400">Uses more memory<text:line-break/><text:s/>More complex than arrays<text:line-break/><text:s/>Needs careful implementation</text:p>
      <text:p text:style-name="Standard"/>
      <text:p text:style-name="Standard"/>
      <text:p text:style-name="ListParagraph"/>
      <text:p text:style-name="Standard"><text:s text:c="19"/></text:p>
      <text:p text:style-name="Standard"/>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F" svg:font-family="F" style:font-family-generic="system" style:font-pitch="variable"/>
    <style:font-face style:name="Segoe UI Emoji" svg:font-family="Segoe UI Emoji" style:font-family-generic="swiss" style:font-pitch="variable" svg:panose-1="2 11 5 2 4 2 4 2 2 3"/>
    <style:font-face style:name="Segoe UI Symbol" svg:font-family="Segoe UI Symbol" style:font-family-generic="swiss" style:font-pitch="variable"/>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style:contextual-spacing="true" fo:margin-bottom="0.1111in" fo:margin-left="0.5in">
        <style:tab-stops/>
      </style:paragraph-properties>
      <style:text-properties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100" style:display-name="ListLabel 100" style:family="text"/>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27" style:display-name="ListLabel 127" style:family="text"/>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45" style:display-name="ListLabel 145" style:family="text"/>
    <style:style style:name="ListLabel146" style:display-name="ListLabel 146" style:family="text">
      <style:text-properties style:font-name-complex="Courier New"/>
    </style:style>
    <style:style style:name="ListLabel147" style:display-name="ListLabel 147" style:family="text"/>
    <style:style style:name="ListLabel148" style:display-name="ListLabel 148" style:family="text"/>
    <style:style style:name="ListLabel149" style:display-name="ListLabel 149" style:family="text">
      <style:text-properties style:font-name-complex="Courier New"/>
    </style:style>
    <style:style style:name="ListLabel150" style:display-name="ListLabel 150" style:family="text"/>
    <style:style style:name="ListLabel151" style:display-name="ListLabel 151" style:family="text"/>
    <style:style style:name="ListLabel152" style:display-name="ListLabel 152" style:family="text">
      <style:text-properties style:font-name-complex="Courier New"/>
    </style:style>
    <style:style style:name="ListLabel153" style:display-name="ListLabel 153" style:family="text"/>
    <style:style style:name="ListLabel154" style:display-name="ListLabel 154" style:family="text"/>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style style:name="ListLabel164" style:display-name="ListLabel 164" style:family="text">
      <style:text-properties style:font-name-complex="Courier New"/>
    </style:style>
    <style:style style:name="ListLabel165" style:display-name="ListLabel 165" style:family="text"/>
    <style:style style:name="ListLabel166" style:display-name="ListLabel 166" style:family="text"/>
    <style:style style:name="ListLabel167" style:display-name="ListLabel 167" style:family="text">
      <style:text-properties style:font-name-complex="Courier New"/>
    </style:style>
    <style:style style:name="ListLabel168" style:display-name="ListLabel 168" style:family="text"/>
    <style:style style:name="ListLabel169" style:display-name="ListLabel 169" style:family="text"/>
    <style:style style:name="ListLabel170" style:display-name="ListLabel 170" style:family="text">
      <style:text-properties style:font-name-complex="Courier New"/>
    </style:style>
    <style:style style:name="ListLabel171" style:display-name="ListLabel 171" style:family="text"/>
    <style:style style:name="ListLabel181" style:display-name="ListLabel 181" style:family="text"/>
    <style:style style:name="ListLabel182" style:display-name="ListLabel 182" style:family="text">
      <style:text-properties style:font-name-complex="Courier New"/>
    </style:style>
    <style:style style:name="ListLabel183" style:display-name="ListLabel 183" style:family="text"/>
    <style:style style:name="ListLabel184" style:display-name="ListLabel 184" style:family="text"/>
    <style:style style:name="ListLabel185" style:display-name="ListLabel 185" style:family="text">
      <style:text-properties style:font-name-complex="Courier New"/>
    </style:style>
    <style:style style:name="ListLabel186" style:display-name="ListLabel 186" style:family="text"/>
    <style:style style:name="ListLabel187" style:display-name="ListLabel 187" style:family="text"/>
    <style:style style:name="ListLabel188" style:display-name="ListLabel 188" style:family="text">
      <style:text-properties style:font-name-complex="Courier New"/>
    </style:style>
    <style:style style:name="ListLabel189" style:display-name="ListLabel 189" style:family="text"/>
    <style:style style:name="ListLabel190" style:display-name="ListLabel 190" style:family="text"/>
    <style:style style:name="ListLabel191" style:display-name="ListLabel 191" style:family="text">
      <style:text-properties style:font-name-complex="Courier New"/>
    </style:style>
    <style:style style:name="ListLabel192" style:display-name="ListLabel 192" style:family="text"/>
    <style:style style:name="ListLabel193" style:display-name="ListLabel 193" style:family="text"/>
    <style:style style:name="ListLabel194" style:display-name="ListLabel 194" style:family="text">
      <style:text-properties style:font-name-complex="Courier New"/>
    </style:style>
    <style:style style:name="ListLabel195" style:display-name="ListLabel 195" style:family="text"/>
    <style:style style:name="ListLabel196" style:display-name="ListLabel 196" style:family="text"/>
    <style:style style:name="ListLabel197" style:display-name="ListLabel 197" style:family="text">
      <style:text-properties style:font-name-complex="Courier New"/>
    </style:style>
    <style:style style:name="ListLabel198" style:display-name="ListLabel 198" style:family="text"/>
    <style:style style:name="ListLabel199" style:display-name="ListLabel 199" style:family="text"/>
    <style:style style:name="ListLabel200" style:display-name="ListLabel 200" style:family="text">
      <style:text-properties style:font-name-complex="Courier New"/>
    </style:style>
    <style:style style:name="ListLabel201" style:display-name="ListLabel 201" style:family="text"/>
    <style:style style:name="ListLabel202" style:display-name="ListLabel 202" style:family="text"/>
    <style:style style:name="ListLabel203" style:display-name="ListLabel 203" style:family="text">
      <style:text-properties style:font-name-complex="Courier New"/>
    </style:style>
    <style:style style:name="ListLabel204" style:display-name="ListLabel 204" style:family="text"/>
    <style:style style:name="ListLabel205" style:display-name="ListLabel 205" style:family="text"/>
    <style:style style:name="ListLabel206" style:display-name="ListLabel 206" style:family="text">
      <style:text-properties style:font-name-complex="Courier New"/>
    </style:style>
    <style:style style:name="ListLabel207" style:display-name="ListLabel 207" style:family="text"/>
    <style:style style:name="ListLabel208" style:display-name="ListLabel 208" style:family="text"/>
    <style:style style:name="ListLabel209" style:display-name="ListLabel 209" style:family="text">
      <style:text-properties style:font-name-complex="Courier New"/>
    </style:style>
    <style:style style:name="ListLabel210" style:display-name="ListLabel 210" style:family="text"/>
    <style:style style:name="ListLabel211" style:display-name="ListLabel 211" style:family="text"/>
    <style:style style:name="ListLabel212" style:display-name="ListLabel 212" style:family="text">
      <style:text-properties style:font-name-complex="Courier New"/>
    </style:style>
    <style:style style:name="ListLabel213" style:display-name="ListLabel 213" style:family="text"/>
    <style:style style:name="ListLabel214" style:display-name="ListLabel 214" style:family="text"/>
    <style:style style:name="ListLabel215" style:display-name="ListLabel 215" style:family="text">
      <style:text-properties style:font-name-complex="Courier New"/>
    </style:style>
    <style:style style:name="ListLabel216" style:display-name="ListLabel 216" style:family="text"/>
    <style:style style:name="ListLabel217" style:display-name="ListLabel 217" style:family="text"/>
    <style:style style:name="ListLabel218" style:display-name="ListLabel 218" style:family="text">
      <style:text-properties style:font-name-complex="Courier New"/>
    </style:style>
    <style:style style:name="ListLabel219" style:display-name="ListLabel 219" style:family="text"/>
    <style:style style:name="ListLabel220" style:display-name="ListLabel 220" style:family="text"/>
    <style:style style:name="ListLabel221" style:display-name="ListLabel 221" style:family="text">
      <style:text-properties style:font-name-complex="Courier New"/>
    </style:style>
    <style:style style:name="ListLabel222" style:display-name="ListLabel 222" style:family="text"/>
    <style:style style:name="ListLabel223" style:display-name="ListLabel 223" style:family="text"/>
    <style:style style:name="ListLabel224" style:display-name="ListLabel 224" style:family="text">
      <style:text-properties style:font-name-complex="Courier New"/>
    </style:style>
    <style:style style:name="ListLabel225" style:display-name="ListLabel 225" style:family="text"/>
    <style:style style:name="ListLabel226" style:display-name="ListLabel 226" style:family="text"/>
    <style:style style:name="ListLabel227" style:display-name="ListLabel 227" style:family="text">
      <style:text-properties style:font-name-complex="Courier New"/>
    </style:style>
    <style:style style:name="ListLabel228" style:display-name="ListLabel 228" style:family="text"/>
    <style:style style:name="ListLabel229" style:display-name="ListLabel 229" style:family="text"/>
    <style:style style:name="ListLabel230" style:display-name="ListLabel 230" style:family="text">
      <style:text-properties style:font-name-complex="Courier New"/>
    </style:style>
    <style:style style:name="ListLabel231" style:display-name="ListLabel 231" style:family="text"/>
    <style:style style:name="ListLabel232" style:display-name="ListLabel 232" style:family="text"/>
    <style:style style:name="ListLabel233" style:display-name="ListLabel 233" style:family="text">
      <style:text-properties style:font-name-complex="Courier New"/>
    </style:style>
    <style:style style:name="ListLabel234" style:display-name="ListLabel 234" style:family="text"/>
    <style:style style:name="WW_CharLFO1LVL1" style:family="text">
      <style:text-properties style:font-name="Symbol"/>
    </style:style>
    <style:style style:name="WW_CharLFO1LVL2" style:family="text">
      <style:text-properties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mplex="Courier New"/>
    </style:style>
    <style:style style:name="WW_CharLFO9LVL9" style:family="text">
      <style:text-properties style:font-name="Wingdings"/>
    </style:style>
    <text:list-style style:name="WWNum12" style:display-name="WWNum1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3" style:display-name="WWNum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1" style:family="text">
      <style:text-properties style:font-name="Symbol"/>
    </style:style>
    <style:style style:name="WW_CharLFO14LVL2" style:family="text">
      <style:text-properties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mplex="Courier New"/>
    </style:style>
    <style:style style:name="WW_CharLFO14LVL9" style:family="text">
      <style:text-properties style:font-name="Wingdings"/>
    </style:style>
    <text:list-style style:name="WWNum15" style:display-name="WWNum15">
      <text:list-level-style-bullet text:level="1" text:style-name="WW_CharLFO14LVL1" text:bullet-char="">
        <style:list-level-properties text:space-before="0.9513in" text:min-label-width="0.25in" text:list-level-position-and-space-mode="label-alignment">
          <style:list-level-label-alignment text:label-followed-by="listtab" fo:margin-left="1.2013in" fo:text-indent="-0.25in"/>
        </style:list-level-properties>
        <style:text-properties style:font-name="Symbol"/>
      </text:list-level-style-bullet>
      <text:list-level-style-bullet text:level="2" text:style-name="WW_CharLFO14LVL2" text:bullet-char="o">
        <style:list-level-properties text:space-before="1.4513in" text:min-label-width="0.25in" text:list-level-position-and-space-mode="label-alignment">
          <style:list-level-label-alignment text:label-followed-by="listtab" fo:margin-left="1.7013in" fo:text-indent="-0.25in"/>
        </style:list-level-properties>
        <style:text-properties style:font-name="Times New Roman"/>
      </text:list-level-style-bullet>
      <text:list-level-style-bullet text:level="3" text:style-name="WW_CharLFO14LVL3" text:bullet-char="">
        <style:list-level-properties text:space-before="1.9513in" text:min-label-width="0.25in" text:list-level-position-and-space-mode="label-alignment">
          <style:list-level-label-alignment text:label-followed-by="listtab" fo:margin-left="2.2013in" fo:text-indent="-0.25in"/>
        </style:list-level-properties>
        <style:text-properties style:font-name="Wingdings"/>
      </text:list-level-style-bullet>
      <text:list-level-style-bullet text:level="4" text:style-name="WW_CharLFO14LVL4" text:bullet-char="">
        <style:list-level-properties text:space-before="2.4513in" text:min-label-width="0.25in" text:list-level-position-and-space-mode="label-alignment">
          <style:list-level-label-alignment text:label-followed-by="listtab" fo:margin-left="2.7013in" fo:text-indent="-0.25in"/>
        </style:list-level-properties>
        <style:text-properties style:font-name="Symbol"/>
      </text:list-level-style-bullet>
      <text:list-level-style-bullet text:level="5" text:style-name="WW_CharLFO14LVL5" text:bullet-char="o">
        <style:list-level-properties text:space-before="2.9513in" text:min-label-width="0.25in" text:list-level-position-and-space-mode="label-alignment">
          <style:list-level-label-alignment text:label-followed-by="listtab" fo:margin-left="3.2013in" fo:text-indent="-0.25in"/>
        </style:list-level-properties>
        <style:text-properties style:font-name="Times New Roman"/>
      </text:list-level-style-bullet>
      <text:list-level-style-bullet text:level="6" text:style-name="WW_CharLFO14LVL6" text:bullet-char="">
        <style:list-level-properties text:space-before="3.4513in" text:min-label-width="0.25in" text:list-level-position-and-space-mode="label-alignment">
          <style:list-level-label-alignment text:label-followed-by="listtab" fo:margin-left="3.7013in" fo:text-indent="-0.25in"/>
        </style:list-level-properties>
        <style:text-properties style:font-name="Wingdings"/>
      </text:list-level-style-bullet>
      <text:list-level-style-bullet text:level="7" text:style-name="WW_CharLFO14LVL7" text:bullet-char="">
        <style:list-level-properties text:space-before="3.9513in" text:min-label-width="0.25in" text:list-level-position-and-space-mode="label-alignment">
          <style:list-level-label-alignment text:label-followed-by="listtab" fo:margin-left="4.2013in" fo:text-indent="-0.25in"/>
        </style:list-level-properties>
        <style:text-properties style:font-name="Symbol"/>
      </text:list-level-style-bullet>
      <text:list-level-style-bullet text:level="8" text:style-name="WW_CharLFO14LVL8" text:bullet-char="o">
        <style:list-level-properties text:space-before="4.4513in" text:min-label-width="0.25in" text:list-level-position-and-space-mode="label-alignment">
          <style:list-level-label-alignment text:label-followed-by="listtab" fo:margin-left="4.7013in" fo:text-indent="-0.25in"/>
        </style:list-level-properties>
        <style:text-properties style:font-name="Times New Roman"/>
      </text:list-level-style-bullet>
      <text:list-level-style-bullet text:level="9" text:style-name="WW_CharLFO14LVL9" text:bullet-char="">
        <style:list-level-properties text:space-before="4.9513in" text:min-label-width="0.25in" text:list-level-position-and-space-mode="label-alignment">
          <style:list-level-label-alignment text:label-followed-by="listtab" fo:margin-left="5.2013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mplex="Courier New"/>
    </style:style>
    <style:style style:name="WW_CharLFO15LVL9" style:family="text">
      <style:text-properties style:font-name="Wingdings"/>
    </style:style>
    <text:list-style style:name="WWNum17" style:display-name="WWNum17">
      <text:list-level-style-bullet text:level="1" text:style-name="WW_CharLFO15LVL1" text:bullet-char="">
        <style:list-level-properties text:space-before="1.0277in" text:min-label-width="0.25in" text:list-level-position-and-space-mode="label-alignment">
          <style:list-level-label-alignment text:label-followed-by="listtab" fo:margin-left="1.2777in" fo:text-indent="-0.25in"/>
        </style:list-level-properties>
        <style:text-properties style:font-name="Symbol"/>
      </text:list-level-style-bullet>
      <text:list-level-style-bullet text:level="2" text:style-name="WW_CharLFO15LVL2" text:bullet-char="o">
        <style:list-level-properties text:space-before="1.5277in" text:min-label-width="0.25in" text:list-level-position-and-space-mode="label-alignment">
          <style:list-level-label-alignment text:label-followed-by="listtab" fo:margin-left="1.7777in" fo:text-indent="-0.25in"/>
        </style:list-level-properties>
        <style:text-properties style:font-name="Times New Roman"/>
      </text:list-level-style-bullet>
      <text:list-level-style-bullet text:level="3" text:style-name="WW_CharLFO15LVL3" text:bullet-char="">
        <style:list-level-properties text:space-before="2.0277in" text:min-label-width="0.25in" text:list-level-position-and-space-mode="label-alignment">
          <style:list-level-label-alignment text:label-followed-by="listtab" fo:margin-left="2.2777in" fo:text-indent="-0.25in"/>
        </style:list-level-properties>
        <style:text-properties style:font-name="Wingdings"/>
      </text:list-level-style-bullet>
      <text:list-level-style-bullet text:level="4" text:style-name="WW_CharLFO15LVL4" text:bullet-char="">
        <style:list-level-properties text:space-before="2.5277in" text:min-label-width="0.25in" text:list-level-position-and-space-mode="label-alignment">
          <style:list-level-label-alignment text:label-followed-by="listtab" fo:margin-left="2.7777in" fo:text-indent="-0.25in"/>
        </style:list-level-properties>
        <style:text-properties style:font-name="Symbol"/>
      </text:list-level-style-bullet>
      <text:list-level-style-bullet text:level="5" text:style-name="WW_CharLFO15LVL5" text:bullet-char="o">
        <style:list-level-properties text:space-before="3.0277in" text:min-label-width="0.25in" text:list-level-position-and-space-mode="label-alignment">
          <style:list-level-label-alignment text:label-followed-by="listtab" fo:margin-left="3.2777in" fo:text-indent="-0.25in"/>
        </style:list-level-properties>
        <style:text-properties style:font-name="Times New Roman"/>
      </text:list-level-style-bullet>
      <text:list-level-style-bullet text:level="6" text:style-name="WW_CharLFO15LVL6" text:bullet-char="">
        <style:list-level-properties text:space-before="3.5277in" text:min-label-width="0.25in" text:list-level-position-and-space-mode="label-alignment">
          <style:list-level-label-alignment text:label-followed-by="listtab" fo:margin-left="3.7777in" fo:text-indent="-0.25in"/>
        </style:list-level-properties>
        <style:text-properties style:font-name="Wingdings"/>
      </text:list-level-style-bullet>
      <text:list-level-style-bullet text:level="7" text:style-name="WW_CharLFO15LVL7" text:bullet-char="">
        <style:list-level-properties text:space-before="4.0277in" text:min-label-width="0.25in" text:list-level-position-and-space-mode="label-alignment">
          <style:list-level-label-alignment text:label-followed-by="listtab" fo:margin-left="4.2777in" fo:text-indent="-0.25in"/>
        </style:list-level-properties>
        <style:text-properties style:font-name="Symbol"/>
      </text:list-level-style-bullet>
      <text:list-level-style-bullet text:level="8" text:style-name="WW_CharLFO15LVL8" text:bullet-char="o">
        <style:list-level-properties text:space-before="4.5277in" text:min-label-width="0.25in" text:list-level-position-and-space-mode="label-alignment">
          <style:list-level-label-alignment text:label-followed-by="listtab" fo:margin-left="4.7777in" fo:text-indent="-0.25in"/>
        </style:list-level-properties>
        <style:text-properties style:font-name="Times New Roman"/>
      </text:list-level-style-bullet>
      <text:list-level-style-bullet text:level="9" text:style-name="WW_CharLFO15LVL9" text:bullet-char="">
        <style:list-level-properties text:space-before="5.0277in" text:min-label-width="0.25in" text:list-level-position-and-space-mode="label-alignment">
          <style:list-level-label-alignment text:label-followed-by="listtab" fo:margin-left="5.2777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mplex="Courier New"/>
    </style:style>
    <style:style style:name="WW_CharLFO16LVL9" style:family="text">
      <style:text-properties style:font-name="Wingdings"/>
    </style:style>
    <text:list-style style:name="WWNum18" style:display-name="WWNum18">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mplex="Courier New"/>
    </style:style>
    <style:style style:name="WW_CharLFO17LVL9" style:family="text">
      <style:text-properties style:font-name="Wingdings"/>
    </style:style>
    <text:list-style style:name="WWNum19" style:display-name="WWNum19">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3" text:style-name="WW_CharLFO1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6" text:style-name="WW_CharLFO1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Times New Roman"/>
      </text:list-level-style-bullet>
      <text:list-level-style-bullet text:level="9" text:style-name="WW_CharLFO1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mplex="Courier New"/>
    </style:style>
    <style:style style:name="WW_CharLFO18LVL9" style:family="text">
      <style:text-properties style:font-name="Wingdings"/>
    </style:style>
    <text:list-style style:name="WWNum21" style:display-name="WWNum21">
      <text:list-level-style-bullet text:level="1" text:style-name="WW_CharLFO18LVL1"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Symbol"/>
      </text:list-level-style-bullet>
      <text:list-level-style-bullet text:level="2" text:style-name="WW_CharLFO18LVL2" text:bullet-char="o">
        <style:list-level-properties text:space-before="1.6666in" text:min-label-width="0.25in" text:list-level-position-and-space-mode="label-alignment">
          <style:list-level-label-alignment text:label-followed-by="listtab" fo:margin-left="1.9166in" fo:text-indent="-0.25in"/>
        </style:list-level-properties>
        <style:text-properties style:font-name="Times New Roman"/>
      </text:list-level-style-bullet>
      <text:list-level-style-bullet text:level="3" text:style-name="WW_CharLFO18LVL3"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Wingdings"/>
      </text:list-level-style-bullet>
      <text:list-level-style-bullet text:level="4" text:style-name="WW_CharLFO18LVL4" text:bullet-char="">
        <style:list-level-properties text:space-before="2.6666in" text:min-label-width="0.25in" text:list-level-position-and-space-mode="label-alignment">
          <style:list-level-label-alignment text:label-followed-by="listtab" fo:margin-left="2.9166in" fo:text-indent="-0.25in"/>
        </style:list-level-properties>
        <style:text-properties style:font-name="Symbol"/>
      </text:list-level-style-bullet>
      <text:list-level-style-bullet text:level="5" text:style-name="WW_CharLFO18LVL5" text:bullet-char="o">
        <style:list-level-properties text:space-before="3.1666in" text:min-label-width="0.25in" text:list-level-position-and-space-mode="label-alignment">
          <style:list-level-label-alignment text:label-followed-by="listtab" fo:margin-left="3.4166in" fo:text-indent="-0.25in"/>
        </style:list-level-properties>
        <style:text-properties style:font-name="Times New Roman"/>
      </text:list-level-style-bullet>
      <text:list-level-style-bullet text:level="6" text:style-name="WW_CharLFO18LVL6"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Wingdings"/>
      </text:list-level-style-bullet>
      <text:list-level-style-bullet text:level="7" text:style-name="WW_CharLFO18LVL7" text:bullet-char="">
        <style:list-level-properties text:space-before="4.1666in" text:min-label-width="0.25in" text:list-level-position-and-space-mode="label-alignment">
          <style:list-level-label-alignment text:label-followed-by="listtab" fo:margin-left="4.4166in" fo:text-indent="-0.25in"/>
        </style:list-level-properties>
        <style:text-properties style:font-name="Symbol"/>
      </text:list-level-style-bullet>
      <text:list-level-style-bullet text:level="8" text:style-name="WW_CharLFO18LVL8" text:bullet-char="o">
        <style:list-level-properties text:space-before="4.6666in" text:min-label-width="0.25in" text:list-level-position-and-space-mode="label-alignment">
          <style:list-level-label-alignment text:label-followed-by="listtab" fo:margin-left="4.9166in" fo:text-indent="-0.25in"/>
        </style:list-level-properties>
        <style:text-properties style:font-name="Times New Roman"/>
      </text:list-level-style-bullet>
      <text:list-level-style-bullet text:level="9" text:style-name="WW_CharLFO18LVL9" text:bullet-char="">
        <style:list-level-properties text:space-before="5.1666in" text:min-label-width="0.25in" text:list-level-position-and-space-mode="label-alignment">
          <style:list-level-label-alignment text:label-followed-by="listtab" fo:margin-left="5.4166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mplex="Courier New"/>
    </style:style>
    <style:style style:name="WW_CharLFO19LVL9" style:family="text">
      <style:text-properties style:font-name="Wingdings"/>
    </style:style>
    <text:list-style style:name="WWNum22" style:display-name="WWNum22">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mplex="Courier New"/>
    </style:style>
    <style:style style:name="WW_CharLFO20LVL9" style:family="text">
      <style:text-properties style:font-name="Wingdings"/>
    </style:style>
    <text:list-style style:name="WWNum23" style:display-name="WWNum23">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3" text:style-name="WW_CharLFO2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6" text:style-name="WW_CharLFO2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Times New Roman"/>
      </text:list-level-style-bullet>
      <text:list-level-style-bullet text:level="9" text:style-name="WW_CharLFO2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mplex="Courier New"/>
    </style:style>
    <style:style style:name="WW_CharLFO21LVL9" style:family="text">
      <style:text-properties style:font-name="Wingdings"/>
    </style:style>
    <text:list-style style:name="WWNum24" style:display-name="WWNum24">
      <text:list-level-style-bullet text:level="1" text:style-name="WW_CharLFO2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2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Times New Roman"/>
      </text:list-level-style-bullet>
      <text:list-level-style-bullet text:level="3" text:style-name="WW_CharLFO2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2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2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Times New Roman"/>
      </text:list-level-style-bullet>
      <text:list-level-style-bullet text:level="6" text:style-name="WW_CharLFO2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2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2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Times New Roman"/>
      </text:list-level-style-bullet>
      <text:list-level-style-bullet text:level="9" text:style-name="WW_CharLFO2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mplex="Courier New"/>
    </style:style>
    <style:style style:name="WW_CharLFO22LVL9" style:family="text">
      <style:text-properties style:font-name="Wingdings"/>
    </style:style>
    <text:list-style style:name="WWNum25" style:display-name="WWNum25">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mplex="Courier New"/>
    </style:style>
    <style:style style:name="WW_CharLFO23LVL9" style:family="text">
      <style:text-properties style:font-name="Wingdings"/>
    </style:style>
    <text:list-style style:name="WWNum26" style:display-name="WWNum26">
      <text:list-level-style-bullet text:level="1" text:style-name="WW_CharLFO2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3" text:style-name="WW_CharLFO2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6" text:style-name="WW_CharLFO2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Times New Roman"/>
      </text:list-level-style-bullet>
      <text:list-level-style-bullet text:level="9" text:style-name="WW_CharLFO2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7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7">
      <text:list-level-style-number text:level="1" text:style-name="WW_CharLFO47LV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EchwaE</meta:initial-creator>
    <dc:creator>Michael Ebenyo</dc:creator>
    <meta:creation-date>2026-02-17T17:59:00Z</meta:creation-date>
    <dc:date>2026-02-17T17:59:00Z</dc:date>
    <meta:template xlink:href="Normal" xlink:type="simple"/>
    <meta:editing-cycles>2</meta:editing-cycles>
    <meta:editing-duration>PT420S</meta:editing-duration>
    <meta:document-statistic meta:page-count="13" meta:paragraph-count="34" meta:word-count="2597" meta:character-count="17368" meta:row-count="123" meta:non-whitespace-character-count="14805"/>
  </office:meta>
</office:document-meta>
</file>